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5c84cc" style:text-line-through-type="none" style:text-line-through-style="none" style:text-line-through-width="auto" style:text-line-through-color="font-color" style:text-position="0% 100%" fo:font-family="Calibri" fo:font-size="9.72222in" style:font-size-asian="9.72222in" style:font-size-complex="9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be5d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5c84cc" draw:opacity="100%" draw:stroke="solid" svg:stroke-width="0.01389in" svg:stroke-color="#5c84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5c84cc" draw:opacity="100%" draw:stroke="solid" svg:stroke-width="0.01389in" svg:stroke-color="#5c84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b4c7e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c5e0b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be5d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d77f2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3a68b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b4c7e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draw:fill="none" draw:stroke="solid" svg:stroke-width="0.01389in" svg:stroke-color="#000000" svg:stroke-opacity="100%"/>
    </style:style>
    <style:style style:family="text" style:name="a885">
      <style:text-properties fo:font-variant="normal" fo:text-transform="none" fo:color="#3a68b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3a68b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draw:fill="none" draw:stroke="solid" svg:stroke-width="0.01389in" svg:stroke-color="#000000" svg:stroke-opacity="100%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3a68b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3a68b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3a68b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c89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c89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c89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89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c89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764a1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2b8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764a1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d48a5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f2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5" draw:style-name="a776" draw:master-page-name="Master1-Layout1-title-Титульный-слайд" presentation:presentation-page-layout-name="Master1-PPL1" draw:id="Slide-260">
        <draw:custom-shape svg:x="1.24021in" svg:y="3.75966in" svg:width="10.71813in" svg:height="3.72907in" draw:id="id69" draw:style-name="a779" draw:name="Блок-схема: знак завершения 21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1.24021in" svg:y="1.87489in" svg:width="10.71813in" svg:height="5.62511in" draw:id="id70" draw:style-name="a782" draw:name="Овал 7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10423264 7300955" draw:enhanced-path="M 17242 4195858 C 80715 2982675 1591700 16873 5220253 95 8848806 -16683 10383276 2193078 10423264 4195858 10423264 6513114 9867245 7460719 4839415 7279191 -188415 7097663 -46231 5409041 17242 4195858 Z N" draw:text-areas="?f22 ?f24 ?f23 ?f25" draw:glue-points="?f15 ?f16 ?f17 ?f18 ?f19 ?f16 ?f20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423264"/>
            <draw:equation draw:name="f7" draw:formula="?f4 / 7300955"/>
            <draw:equation draw:name="f8" draw:formula="17242 * ?f5 / 10423264"/>
            <draw:equation draw:name="f9" draw:formula="4195858 * ?f4 / 7300955"/>
            <draw:equation draw:name="f10" draw:formula="5220253 * ?f5 / 10423264"/>
            <draw:equation draw:name="f11" draw:formula="95 * ?f4 / 7300955"/>
            <draw:equation draw:name="f12" draw:formula="10423264 * ?f5 / 10423264"/>
            <draw:equation draw:name="f13" draw:formula="4839415 * ?f5 / 10423264"/>
            <draw:equation draw:name="f14" draw:formula="7279191 * ?f4 / 7300955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71" presentation:style-name="a786" draw:name="Заголовок 1" svg:x="1.79167in" svg:y="3.67012in" svg:width="9.75in" svg:height="1.10983in" presentation:class="title" presentation:placeholder="false">
          <draw:text-box>
            <text:p text:style-name="a785" text:class-names="" text:cond-style-name=""><text:span text:style-name="a783" text:class-names="">Погодная птаха</text:span><text:span text:style-name="a784" text:class-names=""/></text:p>
          </draw:text-box>
          <svg:title/>
          <svg:desc/>
        </draw:frame>
        <draw:frame draw:id="id72" presentation:style-name="a791" draw:name="Подзаголовок 2" svg:x="5.25in" svg:y="4.77995in" svg:width="2.83333in" svg:height="0.73944in" presentation:class="subtitle" presentation:placeholder="false">
          <draw:text-box>
            <text:p text:style-name="a790" text:class-names="" text:cond-style-name=""><text:span text:style-name="a787" text:class-names="">IT<text:s text:c="1"/></text:span><text:span text:style-name="a788" text:class-names="">Хакато</text:span><text:span text:style-name="a789" text:class-names="">н</text:span></text:p>
          </draw:text-box>
          <svg:title/>
          <svg:desc/>
        </draw:frame>
        <draw:custom-shape svg:width="0.41542in" svg:height="1.89991in" draw:id="id73" draw:style-name="a794" draw:transform="translate(-0.20771in -0.94995in) rotate(-5.41207) translate(0.59178in 2.48571in)" draw:name="Прямоугольник 6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379863 1737274" draw:enhanced-path="M 0 327476 L 378299 0 C 378820 579091 379342 1158183 379863 1737274 L 6042 1737274 0 327476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9863"/>
            <draw:equation draw:name="f7" draw:formula="?f4 / 1737274"/>
            <draw:equation draw:name="f8" draw:formula="0 * ?f5 / 379863"/>
            <draw:equation draw:name="f9" draw:formula="379863 * ?f5 / 379863"/>
            <draw:equation draw:name="f10" draw:formula="6042 * ?f5 / 379863"/>
            <draw:equation draw:name="f11" draw:formula="327476 * ?f4 / 1737274"/>
            <draw:equation draw:name="f12" draw:formula="378299 * ?f5 / 379863"/>
            <draw:equation draw:name="f13" draw:formula="0 * ?f4 / 1737274"/>
            <draw:equation draw:name="f14" draw:formula="1737274 * ?f4 / 1737274"/>
            <draw:equation draw:name="f15" draw:formula="?f8 / ?f6"/>
            <draw:equation draw:name="f16" draw:formula="?f11 / ?f7"/>
            <draw:equation draw:name="f17" draw:formula="?f12 / ?f6"/>
            <draw:equation draw:name="f18" draw:formula="?f13 / ?f7"/>
            <draw:equation draw:name="f19" draw:formula="?f9 / ?f6"/>
            <draw:equation draw:name="f20" draw:formula="?f14 / ?f7"/>
            <draw:equation draw:name="f21" draw:formula="?f10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37836in" svg:height="2.33443in" draw:id="id74" draw:style-name="a797" draw:transform="translate(-0.18918in -1.16722in) rotate(-5.74437) translate(1.99315in 0.90146in)" draw:name="Прямоугольник 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345973 2134605" draw:enhanced-path="M 0 0 L 345973 207451 344170 2134605 1798 2134605 C 1599 1417760 199 716845 0 0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5973"/>
            <draw:equation draw:name="f7" draw:formula="?f4 / 2134605"/>
            <draw:equation draw:name="f8" draw:formula="0 * ?f5 / 345973"/>
            <draw:equation draw:name="f9" draw:formula="0 * ?f4 / 2134605"/>
            <draw:equation draw:name="f10" draw:formula="345973 * ?f5 / 345973"/>
            <draw:equation draw:name="f11" draw:formula="207451 * ?f4 / 2134605"/>
            <draw:equation draw:name="f12" draw:formula="344170 * ?f5 / 345973"/>
            <draw:equation draw:name="f13" draw:formula="2134605 * ?f4 / 2134605"/>
            <draw:equation draw:name="f14" draw:formula="1798 * ?f5 / 34597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36786in" svg:height="2.1638in" draw:id="id75" draw:style-name="a800" draw:transform="translate(-0.18393in -1.0819in) rotate(-0.78995) translate(12.69876in 2.61032in)" draw:name="Прямоугольник 9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336367 1978575" draw:enhanced-path="M 0 0 L 336367 331681 C 335634 880646 334900 1429610 334167 1978575 L 4362 1978575 0 0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6367"/>
            <draw:equation draw:name="f7" draw:formula="?f4 / 1978575"/>
            <draw:equation draw:name="f8" draw:formula="0 * ?f5 / 336367"/>
            <draw:equation draw:name="f9" draw:formula="0 * ?f4 / 1978575"/>
            <draw:equation draw:name="f10" draw:formula="336367 * ?f5 / 336367"/>
            <draw:equation draw:name="f11" draw:formula="331681 * ?f4 / 1978575"/>
            <draw:equation draw:name="f12" draw:formula="334167 * ?f5 / 336367"/>
            <draw:equation draw:name="f13" draw:formula="1978575 * ?f4 / 1978575"/>
            <draw:equation draw:name="f14" draw:formula="4362 * ?f5 / 336367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39552in" svg:height="2.51229in" draw:id="id76" draw:style-name="a803" draw:transform="translate(-0.19776in -1.25615in) rotate(-0.51892) translate(11.29842in 0.98982in)" draw:name="Прямоугольник 10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361665 2297241" draw:enhanced-path="M 139 217678 L 361665 0 359706 2297241 0 2297241 C 46 1604053 93 910866 139 217678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61665"/>
            <draw:equation draw:name="f7" draw:formula="?f4 / 2297241"/>
            <draw:equation draw:name="f8" draw:formula="139 * ?f5 / 361665"/>
            <draw:equation draw:name="f9" draw:formula="217678 * ?f4 / 2297241"/>
            <draw:equation draw:name="f10" draw:formula="361665 * ?f5 / 361665"/>
            <draw:equation draw:name="f11" draw:formula="0 * ?f4 / 2297241"/>
            <draw:equation draw:name="f12" draw:formula="359706 * ?f5 / 361665"/>
            <draw:equation draw:name="f13" draw:formula="2297241 * ?f4 / 2297241"/>
            <draw:equation draw:name="f14" draw:formula="0 * ?f5 / 361665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x="6.25565in" svg:y="-0.01387in" svg:width="0.41101in" svg:height="1.33384in" draw:id="id77" draw:style-name="a806" draw:name="Прямоугольник 11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375831 1219661" draw:enhanced-path="M 0 2381 L 373449 0 375831 1219661 0 1219661 0 2381 Z N" draw:text-areas="?f20 ?f22 ?f21 ?f23" draw:glue-points="?f14 ?f15 ?f16 ?f17 ?f18 ?f19 ?f14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5831"/>
            <draw:equation draw:name="f7" draw:formula="?f4 / 1219661"/>
            <draw:equation draw:name="f8" draw:formula="0 * ?f5 / 375831"/>
            <draw:equation draw:name="f9" draw:formula="375831 * ?f5 / 375831"/>
            <draw:equation draw:name="f10" draw:formula="2381 * ?f4 / 1219661"/>
            <draw:equation draw:name="f11" draw:formula="373449 * ?f5 / 375831"/>
            <draw:equation draw:name="f12" draw:formula="0 * ?f4 / 1219661"/>
            <draw:equation draw:name="f13" draw:formula="1219661 * ?f4 / 1219661"/>
            <draw:equation draw:name="f14" draw:formula="?f8 / ?f6"/>
            <draw:equation draw:name="f15" draw:formula="?f10 / ?f7"/>
            <draw:equation draw:name="f16" draw:formula="?f11 / ?f6"/>
            <draw:equation draw:name="f17" draw:formula="?f12 / ?f7"/>
            <draw:equation draw:name="f18" draw:formula="?f9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0.3754in" svg:height="1.40607in" draw:id="id78" draw:style-name="a809" draw:transform="translate(-0.1877in -0.70303in) rotate(-6.06481) translate(4.27984in 0.64459in)" draw:name="Прямоугольник 12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343262 1285707" draw:enhanced-path="M 587 0 L 343262 80842 341102 1285707 0 1285707 C 196 857138 391 428569 587 0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3262"/>
            <draw:equation draw:name="f7" draw:formula="?f4 / 1285707"/>
            <draw:equation draw:name="f8" draw:formula="0 * ?f5 / 343262"/>
            <draw:equation draw:name="f9" draw:formula="343262 * ?f5 / 343262"/>
            <draw:equation draw:name="f10" draw:formula="341102 * ?f5 / 343262"/>
            <draw:equation draw:name="f11" draw:formula="587 * ?f5 / 343262"/>
            <draw:equation draw:name="f12" draw:formula="0 * ?f4 / 1285707"/>
            <draw:equation draw:name="f13" draw:formula="80842 * ?f4 / 1285707"/>
            <draw:equation draw:name="f14" draw:formula="1285707 * ?f4 / 1285707"/>
            <draw:equation draw:name="f15" draw:formula="?f11 / ?f6"/>
            <draw:equation draw:name="f16" draw:formula="?f12 / ?f7"/>
            <draw:equation draw:name="f17" draw:formula="?f9 / ?f6"/>
            <draw:equation draw:name="f18" draw:formula="?f13 / ?f7"/>
            <draw:equation draw:name="f19" draw:formula="?f10 / ?f6"/>
            <draw:equation draw:name="f20" draw:formula="?f14 / ?f7"/>
            <draw:equation draw:name="f21" draw:formula="?f8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4212in" svg:height="1.5288in" draw:id="id79" draw:style-name="a812" draw:transform="translate(-0.2106in -0.7644in) rotate(-0.23754) translate(8.80975in 0.68558in)" draw:name="Прямоугольник 13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385145 1397935" draw:enhanced-path="M 0 100493 L 384951 0 C 385016 465978 385080 931957 385145 1397935 L 364 1397935 C 243 965454 121 532974 0 100493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85145"/>
            <draw:equation draw:name="f7" draw:formula="?f4 / 1397935"/>
            <draw:equation draw:name="f8" draw:formula="0 * ?f5 / 385145"/>
            <draw:equation draw:name="f9" draw:formula="385145 * ?f5 / 385145"/>
            <draw:equation draw:name="f10" draw:formula="364 * ?f5 / 385145"/>
            <draw:equation draw:name="f11" draw:formula="100493 * ?f4 / 1397935"/>
            <draw:equation draw:name="f12" draw:formula="384951 * ?f5 / 385145"/>
            <draw:equation draw:name="f13" draw:formula="0 * ?f4 / 1397935"/>
            <draw:equation draw:name="f14" draw:formula="1397935 * ?f4 / 1397935"/>
            <draw:equation draw:name="f15" draw:formula="?f8 / ?f6"/>
            <draw:equation draw:name="f16" draw:formula="?f11 / ?f7"/>
            <draw:equation draw:name="f17" draw:formula="?f12 / ?f6"/>
            <draw:equation draw:name="f18" draw:formula="?f13 / ?f7"/>
            <draw:equation draw:name="f19" draw:formula="?f9 / ?f6"/>
            <draw:equation draw:name="f20" draw:formula="?f14 / ?f7"/>
            <draw:equation draw:name="f21" draw:formula="?f10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38169in" svg:height="0.70726in" draw:id="id80" draw:style-name="a815" draw:transform="translate(-0.19084in -0.35363in) rotate(-1.38668) translate(13.01698in 4.85815in)" draw:name="Прямоугольник 14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349016 646717" draw:enhanced-path="M 0 0 L 349016 39911 333658 646717 3853 646717 C 2569 431145 1284 215572 0 0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9016"/>
            <draw:equation draw:name="f7" draw:formula="?f4 / 646717"/>
            <draw:equation draw:name="f8" draw:formula="0 * ?f5 / 349016"/>
            <draw:equation draw:name="f9" draw:formula="0 * ?f4 / 646717"/>
            <draw:equation draw:name="f10" draw:formula="349016 * ?f5 / 349016"/>
            <draw:equation draw:name="f11" draw:formula="39911 * ?f4 / 646717"/>
            <draw:equation draw:name="f12" draw:formula="333658 * ?f5 / 349016"/>
            <draw:equation draw:name="f13" draw:formula="646717 * ?f4 / 646717"/>
            <draw:equation draw:name="f14" draw:formula="3853 * ?f5 / 349016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37544in" svg:height="0.69014in" draw:id="id81" draw:style-name="a818" draw:transform="translate(-0.18772in -0.34507in) rotate(-4.88668) translate(0.30551in 4.8636in)" draw:name="Прямоугольник 15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343299 631063" draw:enhanced-path="M 0 57987 L 343290 0 C 343357 224838 343027 406225 343094 631063 L 13289 631063 0 57987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3299"/>
            <draw:equation draw:name="f7" draw:formula="?f4 / 631063"/>
            <draw:equation draw:name="f8" draw:formula="0 * ?f4 / 631063"/>
            <draw:equation draw:name="f9" draw:formula="631063 * ?f4 / 631063"/>
            <draw:equation draw:name="f10" draw:formula="0 * ?f5 / 343299"/>
            <draw:equation draw:name="f11" draw:formula="57987 * ?f4 / 631063"/>
            <draw:equation draw:name="f12" draw:formula="343290 * ?f5 / 343299"/>
            <draw:equation draw:name="f13" draw:formula="343094 * ?f5 / 343299"/>
            <draw:equation draw:name="f14" draw:formula="13289 * ?f5 / 343299"/>
            <draw:equation draw:name="f15" draw:formula="?f10 / ?f6"/>
            <draw:equation draw:name="f16" draw:formula="?f11 / ?f7"/>
            <draw:equation draw:name="f17" draw:formula="?f12 / ?f6"/>
            <draw:equation draw:name="f18" draw:formula="?f8 / ?f7"/>
            <draw:equation draw:name="f19" draw:formula="?f13 / ?f6"/>
            <draw:equation draw:name="f20" draw:formula="?f9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82" draw:style-name="a822" draw:name="TextBox 16" svg:x="4.8625in" svg:y="6.6915in" svg:width="8.47083in" svg:height="0.63952in">
          <draw:text-box>
            <text:p text:style-name="a821" text:class-names="" text:cond-style-name=""><text:span text:style-name="a819" text:class-names="">Команда: САМПЛ</text:span><text:span text:style-name="a820" text:class-names=""/></text:p>
          </draw:text-box>
          <svg:title/>
          <svg:desc/>
        </draw:frame>
        <presentation:notes draw:style-name="a828">
          <draw:page-thumbnail draw:page-number="1" svg:x="0.75in" svg:y="1.25in" svg:width="6in" svg:height="3.375in" presentation:class="page" draw:id="id83" presentation:style-name="a823" draw:name="Образ слайда 1">
            <svg:title/>
            <svg:desc/>
          </draw:page-thumbnail>
          <draw:frame draw:id="id84" presentation:style-name="a824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827" draw:name="Номер слайда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29" draw:master-page-name="Master1-Layout2-obj-Заголовок-и-объект" presentation:presentation-page-layout-name="Master1-PPL2" draw:id="Slide-261">
        <draw:custom-shape svg:x="0.33333in" svg:y="0.25738in" svg:width="12.65278in" svg:height="6.93707in" draw:id="id86" draw:style-name="a832" draw:name="Прямоугольник 1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840" draw:name="Заголовок 1" svg:x="1.32024in" svg:y="0.53372in" svg:width="5.80476in" svg:height="1.39163in" presentation:class="title" presentation:placeholder="false">
          <draw:text-box>
            <text:p text:style-name="a839" text:class-names="" text:cond-style-name=""><text:span text:style-name="a833" text:class-names="">Наша</text:span><text:span text:style-name="a834" text:class-names=""><text:s text:c="1"/></text:span><text:span text:style-name="a835" text:class-names="">команд</text:span><text:span text:style-name="a836" text:class-names="">а</text:span><text:span text:style-name="a837" text:class-names="">:</text:span><text:span text:style-name="a838" text:class-names=""/></text:p>
          </draw:text-box>
          <svg:title/>
          <svg:desc/>
        </draw:frame>
        <draw:frame draw:id="id88" presentation:style-name="a876" draw:name="Объект 2" svg:x="1.32024in" svg:y="2.05586in" svg:width="9.04434in" svg:height="4.1524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1" text:class-names="">•<text:s text:c="1"/></text:span><text:span text:style-name="a842" text:class-names="">Антон Чулков (8<text:s text:c="1"/></text:span><text:span text:style-name="a843" text:class-names="">кл)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• Настя Стоша (9 кл)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• Лиза Мурашева (10 кл)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• Петр Абашкин (9 кл)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• Косыгина Лилия Николаевна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(Куратор)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4" draw:style-name="a877" draw:master-page-name="Master1-Layout3-secHead-Заголовок-раздела" presentation:presentation-page-layout-name="Master1-PPL3" draw:id="Slide-259">
        <draw:custom-shape svg:x="0.27083in" svg:y="0.26042in" svg:width="12.79167in" svg:height="6.97917in" draw:id="id89" draw:style-name="a880" draw:name="Прямоугольник 3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84" draw:name="Заголовок 1" svg:x="0.9856in" svg:y="0.99302in" svg:width="8.7644in" svg:height="1.34499in" presentation:class="title" presentation:placeholder="false">
          <draw:text-box>
            <text:p text:style-name="a883" text:class-names="" text:cond-style-name=""><text:span text:style-name="a881" text:class-names="">Распределение ролей:</text:span><text:span text:style-name="a882" text:class-names=""/></text:p>
          </draw:text-box>
          <svg:title/>
          <svg:desc/>
        </draw:frame>
        <draw:frame draw:id="id91" presentation:style-name="a898" draw:name="Текст 2" svg:x="0.71786in" svg:y="2.61468in" svg:width="10.93352in" svg:height="4.4999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• Добавление функциональности, алгоритм сбора комбинаций одежды— Антон 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• Визуальная часть, презентация— Лиза Мурашева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• Получение, обработка и вывод данных о погоде, видео презентация— Настя Стоша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• База данных— Петр Абашкин</text:span><text:span text:style-name="a895" text:class-names=""/></text:p>
              </text:list-item>
            </text:list>
          </draw:text-box>
          <svg:title/>
          <svg:desc/>
        </draw:frame>
        <draw:custom-shape svg:x="8.24739in" svg:y="-0.02398in" svg:width="5.08594in" svg:height="2.63866in" draw:id="id92" draw:style-name="a901" draw:name="Облако 5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width="0.39444in" svg:height="0.49964in" draw:id="id93" draw:style-name="a904" draw:transform="translate(-0.19722in -0.24982in) rotate(-6.04161) translate(10.51111in 3.75in)" draw:name="Полилиния: фигура 38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674090 650395" draw:enhanced-path="M 658241 3444 C 588983 -34080 137383 245323 43908 345300 -49567 445277 24367 535572 97392 603305 170417 671038 365982 670419 459457 570442 552932 470465 727499 40968 658241 3444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4090"/>
            <draw:equation draw:name="f7" draw:formula="?f4 / 650395"/>
            <draw:equation draw:name="f8" draw:formula="3444 * ?f4 / 650395"/>
            <draw:equation draw:name="f9" draw:formula="345300 * ?f4 / 650395"/>
            <draw:equation draw:name="f10" draw:formula="603305 * ?f4 / 650395"/>
            <draw:equation draw:name="f11" draw:formula="570442 * ?f4 / 650395"/>
            <draw:equation draw:name="f12" draw:formula="658241 * ?f5 / 674090"/>
            <draw:equation draw:name="f13" draw:formula="43908 * ?f5 / 674090"/>
            <draw:equation draw:name="f14" draw:formula="97392 * ?f5 / 674090"/>
            <draw:equation draw:name="f15" draw:formula="459457 * ?f5 / 674090"/>
            <draw:equation draw:name="f16" draw:formula="?f12 / ?f6"/>
            <draw:equation draw:name="f17" draw:formula="?f8 / ?f7"/>
            <draw:equation draw:name="f18" draw:formula="?f13 / ?f6"/>
            <draw:equation draw:name="f19" draw:formula="?f9 / ?f7"/>
            <draw:equation draw:name="f20" draw:formula="?f14 / ?f6"/>
            <draw:equation draw:name="f21" draw:formula="?f10 / ?f7"/>
            <draw:equation draw:name="f22" draw:formula="?f15 / ?f6"/>
            <draw:equation draw:name="f23" draw:formula="?f11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39444in" svg:height="0.49964in" draw:id="id94" draw:style-name="a907" draw:transform="translate(-0.19722in -0.24982in) rotate(-6.04161) translate(11.65674in 3.19785in)" draw:name="Полилиния: фигура 41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674090 650395" draw:enhanced-path="M 658241 3444 C 588983 -34080 137383 245323 43908 345300 -49567 445277 24367 535572 97392 603305 170417 671038 365982 670419 459457 570442 552932 470465 727499 40968 658241 3444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4090"/>
            <draw:equation draw:name="f7" draw:formula="?f4 / 650395"/>
            <draw:equation draw:name="f8" draw:formula="3444 * ?f4 / 650395"/>
            <draw:equation draw:name="f9" draw:formula="345300 * ?f4 / 650395"/>
            <draw:equation draw:name="f10" draw:formula="603305 * ?f4 / 650395"/>
            <draw:equation draw:name="f11" draw:formula="570442 * ?f4 / 650395"/>
            <draw:equation draw:name="f12" draw:formula="658241 * ?f5 / 674090"/>
            <draw:equation draw:name="f13" draw:formula="43908 * ?f5 / 674090"/>
            <draw:equation draw:name="f14" draw:formula="97392 * ?f5 / 674090"/>
            <draw:equation draw:name="f15" draw:formula="459457 * ?f5 / 674090"/>
            <draw:equation draw:name="f16" draw:formula="?f12 / ?f6"/>
            <draw:equation draw:name="f17" draw:formula="?f8 / ?f7"/>
            <draw:equation draw:name="f18" draw:formula="?f13 / ?f6"/>
            <draw:equation draw:name="f19" draw:formula="?f9 / ?f7"/>
            <draw:equation draw:name="f20" draw:formula="?f14 / ?f6"/>
            <draw:equation draw:name="f21" draw:formula="?f10 / ?f7"/>
            <draw:equation draw:name="f22" draw:formula="?f15 / ?f6"/>
            <draw:equation draw:name="f23" draw:formula="?f11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39444in" svg:height="0.49964in" draw:id="id95" draw:style-name="a910" draw:transform="translate(-0.19722in -0.24982in) rotate(-6.04161) translate(12.09588in 4.16945in)" draw:name="Полилиния: фигура 42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674090 650395" draw:enhanced-path="M 658241 3444 C 588983 -34080 137383 245323 43908 345300 -49567 445277 24367 535572 97392 603305 170417 671038 365982 670419 459457 570442 552932 470465 727499 40968 658241 3444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4090"/>
            <draw:equation draw:name="f7" draw:formula="?f4 / 650395"/>
            <draw:equation draw:name="f8" draw:formula="3444 * ?f4 / 650395"/>
            <draw:equation draw:name="f9" draw:formula="345300 * ?f4 / 650395"/>
            <draw:equation draw:name="f10" draw:formula="603305 * ?f4 / 650395"/>
            <draw:equation draw:name="f11" draw:formula="570442 * ?f4 / 650395"/>
            <draw:equation draw:name="f12" draw:formula="658241 * ?f5 / 674090"/>
            <draw:equation draw:name="f13" draw:formula="43908 * ?f5 / 674090"/>
            <draw:equation draw:name="f14" draw:formula="97392 * ?f5 / 674090"/>
            <draw:equation draw:name="f15" draw:formula="459457 * ?f5 / 674090"/>
            <draw:equation draw:name="f16" draw:formula="?f12 / ?f6"/>
            <draw:equation draw:name="f17" draw:formula="?f8 / ?f7"/>
            <draw:equation draw:name="f18" draw:formula="?f13 / ?f6"/>
            <draw:equation draw:name="f19" draw:formula="?f9 / ?f7"/>
            <draw:equation draw:name="f20" draw:formula="?f14 / ?f6"/>
            <draw:equation draw:name="f21" draw:formula="?f10 / ?f7"/>
            <draw:equation draw:name="f22" draw:formula="?f15 / ?f6"/>
            <draw:equation draw:name="f23" draw:formula="?f11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26042in" svg:y="0in" svg:width="4.07291in" svg:height="1.34499in" draw:id="id96" draw:style-name="a913" draw:name="Прямоугольник 43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81627in" svg:height="1.68326in" draw:id="id97" draw:style-name="a916" draw:transform="translate(-0.90814in -0.84163in) rotate(-0.39794) translate(13.00795in 1.4368in)" draw:name="Хорда 45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51 ?f52 A ?f122 ?f123 ?f124 ?f125 ?f51 ?f52 ?f119 ?f121  W ?f126 ?f127 ?f128 ?f129 ?f51 ?f52 ?f119 ?f121 Z N" draw:text-areas="?f66 ?f68 ?f67 ?f69" draw:glue-points="?f51 ?f52 ?f53 ?f54 ?f55 ?f56" draw:glue-point-leaving-directions="-135, -360, -67.5" draw:modifiers="315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3"/>
            <draw:equation draw:name="f15" draw:formula="?f77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5 + ?f1"/>
            <draw:equation draw:name="f36" draw:formula="?f35 * ?f12 / ?f0"/>
            <draw:equation draw:name="f37" draw:formula="0 - ?f36"/>
            <draw:equation draw:name="f38" draw:formula="cos(?f37)"/>
            <draw:equation draw:name="f39" draw:formula="0 - ?f38"/>
            <draw:equation draw:name="f40" draw:formula="?f39 * ?f10"/>
            <draw:equation draw:name="f41" draw:formula="sin(?f37)"/>
            <draw:equation draw:name="f42" draw:formula="0 - ?f41"/>
            <draw:equation draw:name="f43" draw:formula="?f42 * ?f7"/>
            <draw:equation draw:name="f44" draw:formula="0 - ?f43"/>
            <draw:equation draw:name="f45" draw:formula="0 - ?f40"/>
            <draw:equation draw:name="f46" draw:formula="atan2(?f44, ?f45)"/>
            <draw:equation draw:name="f47" draw:formula="-1 * sin(?f46)"/>
            <draw:equation draw:name="f48" draw:formula="?f47 * ?f10"/>
            <draw:equation draw:name="f49" draw:formula="-1 * cos(?f46)"/>
            <draw:equation draw:name="f50" draw:formula="?f49 * ?f7"/>
            <draw:equation draw:name="f51" draw:formula="?f11 + ?f32"/>
            <draw:equation draw:name="f52" draw:formula="?f8 + ?f34"/>
            <draw:equation draw:name="f53" draw:formula="?f11 + ?f48"/>
            <draw:equation draw:name="f54" draw:formula="?f8 + ?f50"/>
            <draw:equation draw:name="f55" draw:formula="(?f51 + ?f53) / 2"/>
            <draw:equation draw:name="f56" draw:formula="(?f52 + ?f54) / 2"/>
            <draw:equation draw:name="f57" draw:formula="2700000 + ?f1"/>
            <draw:equation draw:name="f58" draw:formula="?f57 * ?f12 / ?f0"/>
            <draw:equation draw:name="f59" draw:formula="0 - ?f58"/>
            <draw:equation draw:name="f60" draw:formula="sin(?f59)"/>
            <draw:equation draw:name="f61" draw:formula="0 - ?f60"/>
            <draw:equation draw:name="f62" draw:formula="?f61 * ?f10"/>
            <draw:equation draw:name="f63" draw:formula="cos(?f59)"/>
            <draw:equation draw:name="f64" draw:formula="0 - ?f63"/>
            <draw:equation draw:name="f65" draw:formula="?f64 * ?f7"/>
            <draw:equation draw:name="f66" draw:formula="?f11 - ?f62"/>
            <draw:equation draw:name="f67" draw:formula="?f11 + ?f62"/>
            <draw:equation draw:name="f68" draw:formula="?f8 - ?f65"/>
            <draw:equation draw:name="f69" draw:formula="?f8 + ?f65"/>
            <draw:equation draw:name="f70" draw:formula="0 - $0"/>
            <draw:equation draw:name="f71" draw:formula="?f70 * ?f0 / ?f13"/>
            <draw:equation draw:name="f72" draw:formula="?f71 - ?f1"/>
            <draw:equation draw:name="f73" draw:formula="0 - ?f72"/>
            <draw:equation draw:name="f74" draw:formula="0 - $1"/>
            <draw:equation draw:name="f75" draw:formula="?f74 * ?f0 / ?f13"/>
            <draw:equation draw:name="f76" draw:formula="?f75 - ?f1"/>
            <draw:equation draw:name="f77" draw:formula="0 - ?f76"/>
            <draw:equation draw:name="f78" draw:formula="?f51 - 10800"/>
            <draw:equation draw:name="f79" draw:formula="?f52 - 10800"/>
            <draw:equation draw:name="f80" draw:formula="sqrt(?f78 * ?f78 + ?f79 * ?f79 + 0 * 0)"/>
            <draw:equation draw:name="f81" draw:formula="atan2(?f78, ?f79)"/>
            <draw:equation draw:name="f82" draw:formula="?f81 + ?f1"/>
            <draw:equation draw:name="f83" draw:formula="?f82 * ?f13 / ?f0"/>
            <draw:equation draw:name="f84" draw:formula="0 - ?f83"/>
            <draw:equation draw:name="f85" draw:formula="?f53 - 10800"/>
            <draw:equation draw:name="f86" draw:formula="?f54 - 10800"/>
            <draw:equation draw:name="f87" draw:formula="sqrt(?f85 * ?f85 + ?f86 * ?f86 + 0 * 0)"/>
            <draw:equation draw:name="f88" draw:formula="atan2(?f85, ?f86)"/>
            <draw:equation draw:name="f89" draw:formula="?f88 + ?f1"/>
            <draw:equation draw:name="f90" draw:formula="?f89 * ?f13 / ?f0"/>
            <draw:equation draw:name="f91" draw:formula="0 - ?f90"/>
            <draw:equation draw:name="f92" draw:formula="21550000 - ?f18"/>
            <draw:equation draw:name="f93" draw:formula="if(?f92, ?f18, 21550000)"/>
            <draw:equation draw:name="f94" draw:formula="-21550000 - ?f93"/>
            <draw:equation draw:name="f95" draw:formula="if(?f94, -21550000, ?f93)"/>
            <draw:equation draw:name="f96" draw:formula="?f14 + ?f95"/>
            <draw:equation draw:name="f97" draw:formula="sqrt(?f24 * ?f24 + ?f27 * ?f27 + 0 * 0)"/>
            <draw:equation draw:name="f98" draw:formula="?f10 * ?f7 / ?f97"/>
            <draw:equation draw:name="f99" draw:formula="?f26 * ?f98"/>
            <draw:equation draw:name="f100" draw:formula="?f51 - ?f99"/>
            <draw:equation draw:name="f101" draw:formula="?f23 * ?f98"/>
            <draw:equation draw:name="f102" draw:formula="?f52 - ?f101"/>
            <draw:equation draw:name="f103" draw:formula="?f100 - ?f10"/>
            <draw:equation draw:name="f104" draw:formula="?f102 - ?f7"/>
            <draw:equation draw:name="f105" draw:formula="?f100 + ?f10"/>
            <draw:equation draw:name="f106" draw:formula="?f102 + ?f7"/>
            <draw:equation draw:name="f107" draw:formula="?f96 + ?f1"/>
            <draw:equation draw:name="f108" draw:formula="?f107 * ?f12 / ?f0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0"/>
            <draw:equation draw:name="f113" draw:formula="sin(?f109)"/>
            <draw:equation draw:name="f114" draw:formula="0 - ?f113"/>
            <draw:equation draw:name="f115" draw:formula="?f114 * ?f7"/>
            <draw:equation draw:name="f116" draw:formula="sqrt(?f112 * ?f112 + ?f115 * ?f115 + 0 * 0)"/>
            <draw:equation draw:name="f117" draw:formula="?f10 * ?f7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95, ?f51, ?f103)"/>
            <draw:equation draw:name="f123" draw:formula="if(?f95, ?f52, ?f104)"/>
            <draw:equation draw:name="f124" draw:formula="if(?f95, ?f51, ?f105)"/>
            <draw:equation draw:name="f125" draw:formula="if(?f95, ?f52, ?f106)"/>
            <draw:equation draw:name="f126" draw:formula="if(?f95, ?f103, ?f119)"/>
            <draw:equation draw:name="f127" draw:formula="if(?f95, ?f104, ?f121)"/>
            <draw:equation draw:name="f128" draw:formula="if(?f95, ?f105, ?f119)"/>
            <draw:equation draw:name="f129" draw:formula="if(?f95, ?f106, ?f121)"/>
          </draw:enhanced-geometry>
        </draw:custom-shape>
        <draw:custom-shape svg:width="1.76042in" svg:height="1.52866in" draw:id="id98" draw:style-name="a919" draw:transform="translate(-0.88021in -0.76433in) rotate(-5.1294) translate(9.51144in 0.30901in)" draw:name="Хорда 4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51 ?f52 A ?f122 ?f123 ?f124 ?f125 ?f51 ?f52 ?f119 ?f121  W ?f126 ?f127 ?f128 ?f129 ?f51 ?f52 ?f119 ?f121 Z N" draw:text-areas="?f66 ?f68 ?f67 ?f69" draw:glue-points="?f51 ?f52 ?f53 ?f54 ?f55 ?f56" draw:glue-point-leaving-directions="-135, -360, -67.5" draw:modifiers="315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3"/>
            <draw:equation draw:name="f15" draw:formula="?f77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5 + ?f1"/>
            <draw:equation draw:name="f36" draw:formula="?f35 * ?f12 / ?f0"/>
            <draw:equation draw:name="f37" draw:formula="0 - ?f36"/>
            <draw:equation draw:name="f38" draw:formula="cos(?f37)"/>
            <draw:equation draw:name="f39" draw:formula="0 - ?f38"/>
            <draw:equation draw:name="f40" draw:formula="?f39 * ?f10"/>
            <draw:equation draw:name="f41" draw:formula="sin(?f37)"/>
            <draw:equation draw:name="f42" draw:formula="0 - ?f41"/>
            <draw:equation draw:name="f43" draw:formula="?f42 * ?f7"/>
            <draw:equation draw:name="f44" draw:formula="0 - ?f43"/>
            <draw:equation draw:name="f45" draw:formula="0 - ?f40"/>
            <draw:equation draw:name="f46" draw:formula="atan2(?f44, ?f45)"/>
            <draw:equation draw:name="f47" draw:formula="-1 * sin(?f46)"/>
            <draw:equation draw:name="f48" draw:formula="?f47 * ?f10"/>
            <draw:equation draw:name="f49" draw:formula="-1 * cos(?f46)"/>
            <draw:equation draw:name="f50" draw:formula="?f49 * ?f7"/>
            <draw:equation draw:name="f51" draw:formula="?f11 + ?f32"/>
            <draw:equation draw:name="f52" draw:formula="?f8 + ?f34"/>
            <draw:equation draw:name="f53" draw:formula="?f11 + ?f48"/>
            <draw:equation draw:name="f54" draw:formula="?f8 + ?f50"/>
            <draw:equation draw:name="f55" draw:formula="(?f51 + ?f53) / 2"/>
            <draw:equation draw:name="f56" draw:formula="(?f52 + ?f54) / 2"/>
            <draw:equation draw:name="f57" draw:formula="2700000 + ?f1"/>
            <draw:equation draw:name="f58" draw:formula="?f57 * ?f12 / ?f0"/>
            <draw:equation draw:name="f59" draw:formula="0 - ?f58"/>
            <draw:equation draw:name="f60" draw:formula="sin(?f59)"/>
            <draw:equation draw:name="f61" draw:formula="0 - ?f60"/>
            <draw:equation draw:name="f62" draw:formula="?f61 * ?f10"/>
            <draw:equation draw:name="f63" draw:formula="cos(?f59)"/>
            <draw:equation draw:name="f64" draw:formula="0 - ?f63"/>
            <draw:equation draw:name="f65" draw:formula="?f64 * ?f7"/>
            <draw:equation draw:name="f66" draw:formula="?f11 - ?f62"/>
            <draw:equation draw:name="f67" draw:formula="?f11 + ?f62"/>
            <draw:equation draw:name="f68" draw:formula="?f8 - ?f65"/>
            <draw:equation draw:name="f69" draw:formula="?f8 + ?f65"/>
            <draw:equation draw:name="f70" draw:formula="0 - $0"/>
            <draw:equation draw:name="f71" draw:formula="?f70 * ?f0 / ?f13"/>
            <draw:equation draw:name="f72" draw:formula="?f71 - ?f1"/>
            <draw:equation draw:name="f73" draw:formula="0 - ?f72"/>
            <draw:equation draw:name="f74" draw:formula="0 - $1"/>
            <draw:equation draw:name="f75" draw:formula="?f74 * ?f0 / ?f13"/>
            <draw:equation draw:name="f76" draw:formula="?f75 - ?f1"/>
            <draw:equation draw:name="f77" draw:formula="0 - ?f76"/>
            <draw:equation draw:name="f78" draw:formula="?f51 - 10800"/>
            <draw:equation draw:name="f79" draw:formula="?f52 - 10800"/>
            <draw:equation draw:name="f80" draw:formula="sqrt(?f78 * ?f78 + ?f79 * ?f79 + 0 * 0)"/>
            <draw:equation draw:name="f81" draw:formula="atan2(?f78, ?f79)"/>
            <draw:equation draw:name="f82" draw:formula="?f81 + ?f1"/>
            <draw:equation draw:name="f83" draw:formula="?f82 * ?f13 / ?f0"/>
            <draw:equation draw:name="f84" draw:formula="0 - ?f83"/>
            <draw:equation draw:name="f85" draw:formula="?f53 - 10800"/>
            <draw:equation draw:name="f86" draw:formula="?f54 - 10800"/>
            <draw:equation draw:name="f87" draw:formula="sqrt(?f85 * ?f85 + ?f86 * ?f86 + 0 * 0)"/>
            <draw:equation draw:name="f88" draw:formula="atan2(?f85, ?f86)"/>
            <draw:equation draw:name="f89" draw:formula="?f88 + ?f1"/>
            <draw:equation draw:name="f90" draw:formula="?f89 * ?f13 / ?f0"/>
            <draw:equation draw:name="f91" draw:formula="0 - ?f90"/>
            <draw:equation draw:name="f92" draw:formula="21550000 - ?f18"/>
            <draw:equation draw:name="f93" draw:formula="if(?f92, ?f18, 21550000)"/>
            <draw:equation draw:name="f94" draw:formula="-21550000 - ?f93"/>
            <draw:equation draw:name="f95" draw:formula="if(?f94, -21550000, ?f93)"/>
            <draw:equation draw:name="f96" draw:formula="?f14 + ?f95"/>
            <draw:equation draw:name="f97" draw:formula="sqrt(?f24 * ?f24 + ?f27 * ?f27 + 0 * 0)"/>
            <draw:equation draw:name="f98" draw:formula="?f10 * ?f7 / ?f97"/>
            <draw:equation draw:name="f99" draw:formula="?f26 * ?f98"/>
            <draw:equation draw:name="f100" draw:formula="?f51 - ?f99"/>
            <draw:equation draw:name="f101" draw:formula="?f23 * ?f98"/>
            <draw:equation draw:name="f102" draw:formula="?f52 - ?f101"/>
            <draw:equation draw:name="f103" draw:formula="?f100 - ?f10"/>
            <draw:equation draw:name="f104" draw:formula="?f102 - ?f7"/>
            <draw:equation draw:name="f105" draw:formula="?f100 + ?f10"/>
            <draw:equation draw:name="f106" draw:formula="?f102 + ?f7"/>
            <draw:equation draw:name="f107" draw:formula="?f96 + ?f1"/>
            <draw:equation draw:name="f108" draw:formula="?f107 * ?f12 / ?f0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0"/>
            <draw:equation draw:name="f113" draw:formula="sin(?f109)"/>
            <draw:equation draw:name="f114" draw:formula="0 - ?f113"/>
            <draw:equation draw:name="f115" draw:formula="?f114 * ?f7"/>
            <draw:equation draw:name="f116" draw:formula="sqrt(?f112 * ?f112 + ?f115 * ?f115 + 0 * 0)"/>
            <draw:equation draw:name="f117" draw:formula="?f10 * ?f7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95, ?f51, ?f103)"/>
            <draw:equation draw:name="f123" draw:formula="if(?f95, ?f52, ?f104)"/>
            <draw:equation draw:name="f124" draw:formula="if(?f95, ?f51, ?f105)"/>
            <draw:equation draw:name="f125" draw:formula="if(?f95, ?f52, ?f106)"/>
            <draw:equation draw:name="f126" draw:formula="if(?f95, ?f103, ?f119)"/>
            <draw:equation draw:name="f127" draw:formula="if(?f95, ?f104, ?f121)"/>
            <draw:equation draw:name="f128" draw:formula="if(?f95, ?f105, ?f119)"/>
            <draw:equation draw:name="f129" draw:formula="if(?f95, ?f106, ?f121)"/>
          </draw:enhanced-geometry>
        </draw:custom-shape>
        <presentation:notes draw:style-name="a925">
          <draw:page-thumbnail draw:page-number="3" svg:x="0.75in" svg:y="1.25in" svg:width="6in" svg:height="3.375in" presentation:class="page" draw:id="id99" presentation:style-name="a920" draw:name="Образ слайда 1">
            <svg:title/>
            <svg:desc/>
          </draw:page-thumbnail>
          <draw:frame draw:id="id100" presentation:style-name="a921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01" draw:style-name="a924" draw:name="Номер слайда 3" svg:x="4.24826in" svg:y="9.49826in" svg:width="3.25in" svg:height="0.50174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26" draw:master-page-name="Master1-Layout6-titleOnly-Только-заголовок" presentation:presentation-page-layout-name="Master1-PPL6" draw:id="Slide-264">
        <draw:custom-shape svg:x="6.17708in" svg:y="0.36697in" svg:width="6.86458in" svg:height="6.89344in" draw:id="id102" draw:style-name="a929" draw:name="Прямоугольник 2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375in" svg:y="0.60077in" svg:width="6.36057in" svg:height="5.94089in" draw:id="id103" draw:style-name="a932" draw:name="Солнце 3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3 ?f8 L ?f41 ?f57 ?f41 ?f53 Z M ?f31 ?f32 L ?f42 ?f52 ?f43 ?f51 Z M ?f11 ?f4 L ?f44 ?f50 ?f40 ?f50 Z M ?f33 ?f32 L ?f39 ?f51 ?f38 ?f52 Z M ?f2 ?f8 L ?f37 ?f53 ?f37 ?f57 Z M ?f33 ?f34 L ?f38 ?f56 ?f39 ?f55 Z M ?f11 ?f5 L ?f40 ?f54 ?f44 ?f54 Z M ?f31 ?f34 L ?f43 ?f55 ?f42 ?f56 Z M ?f45 ?f8 A ?f97 ?f98 ?f99 ?f100 ?f45 ?f8 ?f94 ?f96  W ?f101 ?f102 ?f103 ?f104 ?f45 ?f8 ?f94 ?f96 Z N" draw:text-areas="?f36 ?f49 ?f35 ?f48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50000 - ?f13"/>
            <draw:equation draw:name="f15" draw:formula="?f14 * 30274 / 32768"/>
            <draw:equation draw:name="f16" draw:formula="?f14 * 12540 / 32768"/>
            <draw:equation draw:name="f17" draw:formula="50000 - ?f15"/>
            <draw:equation draw:name="f18" draw:formula="50000 - ?f16"/>
            <draw:equation draw:name="f19" draw:formula="?f14 * 23170 / 32768"/>
            <draw:equation draw:name="f20" draw:formula="50000 + ?f19"/>
            <draw:equation draw:name="f21" draw:formula="50000 - ?f19"/>
            <draw:equation draw:name="f22" draw:formula="?f17 * 3 / 4"/>
            <draw:equation draw:name="f23" draw:formula="?f18 * 3 / 4"/>
            <draw:equation draw:name="f24" draw:formula="?f22 + 3662"/>
            <draw:equation draw:name="f25" draw:formula="?f23 + 3662"/>
            <draw:equation draw:name="f26" draw:formula="?f23 + 12500"/>
            <draw:equation draw:name="f27" draw:formula="100000 - ?f22"/>
            <draw:equation draw:name="f28" draw:formula="100000 - ?f24"/>
            <draw:equation draw:name="f29" draw:formula="100000 - ?f25"/>
            <draw:equation draw:name="f30" draw:formula="100000 - ?f26"/>
            <draw:equation draw:name="f31" draw:formula="?f9 * 18436 / 21600"/>
            <draw:equation draw:name="f32" draw:formula="?f6 * 3163 / 21600"/>
            <draw:equation draw:name="f33" draw:formula="?f9 * 3163 / 21600"/>
            <draw:equation draw:name="f34" draw:formula="?f6 * 18436 / 21600"/>
            <draw:equation draw:name="f35" draw:formula="?f9 * ?f20 / 100000"/>
            <draw:equation draw:name="f36" draw:formula="?f9 * ?f21 / 100000"/>
            <draw:equation draw:name="f37" draw:formula="?f9 * ?f22 / 100000"/>
            <draw:equation draw:name="f38" draw:formula="?f9 * ?f24 / 100000"/>
            <draw:equation draw:name="f39" draw:formula="?f9 * ?f25 / 100000"/>
            <draw:equation draw:name="f40" draw:formula="?f9 * ?f26 / 100000"/>
            <draw:equation draw:name="f41" draw:formula="?f9 * ?f27 / 100000"/>
            <draw:equation draw:name="f42" draw:formula="?f9 * ?f28 / 100000"/>
            <draw:equation draw:name="f43" draw:formula="?f9 * ?f29 / 100000"/>
            <draw:equation draw:name="f44" draw:formula="?f9 * ?f30 / 100000"/>
            <draw:equation draw:name="f45" draw:formula="?f9 * ?f13 / 100000"/>
            <draw:equation draw:name="f46" draw:formula="?f9 * ?f14 / 100000"/>
            <draw:equation draw:name="f47" draw:formula="?f6 * ?f14 / 100000"/>
            <draw:equation draw:name="f48" draw:formula="?f6 * ?f20 / 100000"/>
            <draw:equation draw:name="f49" draw:formula="?f6 * ?f21 / 100000"/>
            <draw:equation draw:name="f50" draw:formula="?f6 * ?f22 / 100000"/>
            <draw:equation draw:name="f51" draw:formula="?f6 * ?f24 / 100000"/>
            <draw:equation draw:name="f52" draw:formula="?f6 * ?f25 / 100000"/>
            <draw:equation draw:name="f53" draw:formula="?f6 * ?f26 / 100000"/>
            <draw:equation draw:name="f54" draw:formula="?f6 * ?f27 / 100000"/>
            <draw:equation draw:name="f55" draw:formula="?f6 * ?f28 / 100000"/>
            <draw:equation draw:name="f56" draw:formula="?f6 * ?f29 / 100000"/>
            <draw:equation draw:name="f57" draw:formula="?f6 * ?f30 / 100000"/>
            <draw:equation draw:name="f58" draw:formula="21550000 - 21600000"/>
            <draw:equation draw:name="f59" draw:formula="if(?f58, 21600000, 21550000)"/>
            <draw:equation draw:name="f60" draw:formula="-21550000 - ?f59"/>
            <draw:equation draw:name="f61" draw:formula="if(?f60, -21550000, ?f59)"/>
            <draw:equation draw:name="f62" draw:formula="?f0 + ?f61"/>
            <draw:equation draw:name="f63" draw:formula="?f0 + ?f1"/>
            <draw:equation draw:name="f64" draw:formula="?f63 * ?f12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46"/>
            <draw:equation draw:name="f69" draw:formula="sin(?f65)"/>
            <draw:equation draw:name="f70" draw:formula="0 - ?f69"/>
            <draw:equation draw:name="f71" draw:formula="?f70 * ?f47"/>
            <draw:equation draw:name="f72" draw:formula="sqrt(?f68 * ?f68 + ?f71 * ?f71 + 0 * 0)"/>
            <draw:equation draw:name="f73" draw:formula="?f46 * ?f47 / ?f72"/>
            <draw:equation draw:name="f74" draw:formula="?f70 * ?f73"/>
            <draw:equation draw:name="f75" draw:formula="?f45 - ?f74"/>
            <draw:equation draw:name="f76" draw:formula="?f67 * ?f73"/>
            <draw:equation draw:name="f77" draw:formula="?f8 - ?f76"/>
            <draw:equation draw:name="f78" draw:formula="?f75 - ?f46"/>
            <draw:equation draw:name="f79" draw:formula="?f77 - ?f47"/>
            <draw:equation draw:name="f80" draw:formula="?f75 + ?f46"/>
            <draw:equation draw:name="f81" draw:formula="?f77 + ?f47"/>
            <draw:equation draw:name="f82" draw:formula="?f62 + ?f1"/>
            <draw:equation draw:name="f83" draw:formula="?f82 * ?f12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46"/>
            <draw:equation draw:name="f88" draw:formula="sin(?f84)"/>
            <draw:equation draw:name="f89" draw:formula="0 - ?f88"/>
            <draw:equation draw:name="f90" draw:formula="?f89 * ?f47"/>
            <draw:equation draw:name="f91" draw:formula="sqrt(?f87 * ?f87 + ?f90 * ?f90 + 0 * 0)"/>
            <draw:equation draw:name="f92" draw:formula="?f46 * ?f4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5, ?f78)"/>
            <draw:equation draw:name="f98" draw:formula="if(?f61, ?f8, ?f79)"/>
            <draw:equation draw:name="f99" draw:formula="if(?f61, ?f45, ?f80)"/>
            <draw:equation draw:name="f100" draw:formula="if(?f61, ?f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</draw:enhanced-geometry>
        </draw:custom-shape>
        <draw:frame draw:id="id104" presentation:style-name="a942" draw:name="Заголовок 1" svg:x="0.71235in" svg:y="0.50917in" svg:width="11.45031in" svg:height="6.99083in" presentation:class="title" presentation:placeholder="false">
          <draw:text-box>
            <text:p text:style-name="a941" text:class-names="" text:cond-style-name=""><text:span text:style-name="a933" text:class-names="">Цель</text:span><text:span text:style-name="a934" text:class-names=""><text:s text:c="1"/>— Создание сайта для подбора одежды по погоде<text:line-break/><text:line-break/><text:tab/></text:span><text:span text:style-name="a935" text:class-names="">Ход работы:</text:span><text:span text:style-name="a936" text:class-names=""><text:line-break/>-Выделение основных блоков<text:line-break/>-Распределение ролей<text:line-break/>-Выполнение каждым участником своей части<text:line-break/>-Объединение всех частей<text:line-break/><text:line-break/><text:tab/></text:span><text:span text:style-name="a937" text:class-names="">Возникшие сложности:</text:span><text:span text:style-name="a938" text:class-names=""><text:line-break/>-работали над подобным проектом впервые<text:line-break/>-работали в новых программах</text:span><text:span text:style-name="a939" text:class-names=""><text:line-break/></text:span><text:span text:style-name="a940" text:class-names=""/></text:p>
          </draw:text-box>
          <svg:title/>
          <svg:desc/>
        </draw:frame>
      </draw:page>
      <draw:page draw:name="Slide11" draw:style-name="a943" draw:master-page-name="Master1-Layout6-titleOnly-Только-заголовок" presentation:presentation-page-layout-name="Master1-PPL6" draw:id="Slide-266">
        <draw:custom-shape svg:width="0.70074in" svg:height="1.5353in" draw:id="id105" draw:style-name="a946" draw:transform="translate(-0.35037in -0.76765in) rotate(-0.95487) translate(3.50461in 5.54843in)" draw:name="Равнобедренный треугольник 16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70074in" svg:height="1.5353in" draw:id="id106" draw:style-name="a949" draw:transform="translate(-0.35037in -0.76765in) rotate(-0.44519) translate(2.34989in 4.70472in)" draw:name="Равнобедренный треугольник 17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107" draw:style-name="a952" draw:name="TextBox 11" svg:x="4.23611in" svg:y="-2.19079in" svg:width="2.40278in" svg:height="11.88158in">
          <draw:text-box>
            <text:p text:style-name="a951" text:class-names="" text:cond-style-name=""><text:span text:style-name="a950" text:class-names="">?</text:span></text:p>
          </draw:text-box>
          <svg:title/>
          <svg:desc/>
        </draw:frame>
        <draw:frame draw:id="id108" presentation:style-name="a956" draw:name="Заголовок 1" svg:x="0.72643in" svg:y="0.73607in" svg:width="3.42834in" svg:height="1.01393in" presentation:class="title" presentation:placeholder="false">
          <draw:text-box>
            <text:p text:style-name="a955" text:class-names="" text:cond-style-name=""><text:span text:style-name="a953" text:class-names="">Анализ</text:span><text:span text:style-name="a954" text:class-names=""/></text:p>
          </draw:text-box>
          <svg:title/>
          <svg:desc/>
        </draw:frame>
        <draw:frame draw:id="id109" draw:style-name="a963" draw:name="TextBox 4" svg:x="1.28995in" svg:y="2.22624in" svg:width="10.68648in" svg:height="3.87077in">
          <draw:text-box>
            <text:p text:style-name="a958" text:class-names="" text:cond-style-name=""><text:span text:style-name="a957" text:class-names="">Каждый день мы выходим на улицу, будь то долгая прогулка или простой поход в магазин, важно чтобы вам было комфортно.</text:span></text:p>
            <text:p text:style-name="a960" text:class-names="" text:cond-style-name=""><text:span text:style-name="a959" text:class-names=""><text:s text:c="1"/>Вы смотрите погоду, ищите подходящую одежду, а время поджимает.<text:line-break/>Вы наконец выходите и… Ошибаетесь с выбором! А времени на переодевание уже нет!</text:span></text:p>
            <text:p text:style-name="a962" text:class-names="" text:cond-style-name=""><text:span text:style-name="a961" text:class-names=""/></text:p>
          </draw:text-box>
          <svg:title/>
          <svg:desc/>
        </draw:frame>
        <draw:custom-shape svg:width="1.91084in" svg:height="3.42483in" draw:id="id110" draw:style-name="a966" draw:transform="translate(-0.95542in -1.71241in) rotate(-0.23989) translate(12.63505in 2.51538in)" draw:name="Молния 7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8472 0 L 12860 6080 11050 6797 16577 12007 14767 12877 21600 21600 10012 14915 12222 13987 5022 9705 7602 8382 0 3890 Z N" draw:text-areas="?f36 ?f38 ?f37 ?f39" draw:glue-points="?f22 ?f23 ?f24 ?f25 ?f26 ?f27 ?f28 ?f29 ?f30 ?f31 ?f32 ?f33 ?f34 ?f35" draw:glue-point-leaving-directions="-360, -360, -270, -270, -18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5 * 5022 / 21600"/>
            <draw:equation draw:name="f9" draw:formula="?f5 * 8472 / 21600"/>
            <draw:equation draw:name="f10" draw:formula="?f5 * 8757 / 21600"/>
            <draw:equation draw:name="f11" draw:formula="?f5 * 10012 / 21600"/>
            <draw:equation draw:name="f12" draw:formula="?f5 * 12860 / 21600"/>
            <draw:equation draw:name="f13" draw:formula="?f5 * 13917 / 21600"/>
            <draw:equation draw:name="f14" draw:formula="?f5 * 16577 / 21600"/>
            <draw:equation draw:name="f15" draw:formula="?f4 * 3890 / 21600"/>
            <draw:equation draw:name="f16" draw:formula="?f4 * 6080 / 21600"/>
            <draw:equation draw:name="f17" draw:formula="?f4 * 7437 / 21600"/>
            <draw:equation draw:name="f18" draw:formula="?f4 * 9705 / 21600"/>
            <draw:equation draw:name="f19" draw:formula="?f4 * 12007 / 21600"/>
            <draw:equation draw:name="f20" draw:formula="?f4 * 14277 / 21600"/>
            <draw:equation draw:name="f21" draw:formula="?f4 * 14915 / 21600"/>
            <draw:equation draw:name="f22" draw:formula="?f9 / ?f6"/>
            <draw:equation draw:name="f23" draw:formula="?f2 / ?f7"/>
            <draw:equation draw:name="f24" draw:formula="?f0 / ?f6"/>
            <draw:equation draw:name="f25" draw:formula="?f15 / ?f7"/>
            <draw:equation draw:name="f26" draw:formula="?f8 / ?f6"/>
            <draw:equation draw:name="f27" draw:formula="?f18 / ?f7"/>
            <draw:equation draw:name="f28" draw:formula="?f11 / ?f6"/>
            <draw:equation draw:name="f29" draw:formula="?f21 / ?f7"/>
            <draw:equation draw:name="f30" draw:formula="?f1 / ?f6"/>
            <draw:equation draw:name="f31" draw:formula="?f3 / ?f7"/>
            <draw:equation draw:name="f32" draw:formula="?f14 / ?f6"/>
            <draw:equation draw:name="f33" draw:formula="?f19 / ?f7"/>
            <draw:equation draw:name="f34" draw:formula="?f12 / ?f6"/>
            <draw:equation draw:name="f35" draw:formula="?f16 / ?f7"/>
            <draw:equation draw:name="f36" draw:formula="?f10 / ?f6"/>
            <draw:equation draw:name="f37" draw:formula="?f13 / ?f6"/>
            <draw:equation draw:name="f38" draw:formula="?f17 / ?f7"/>
            <draw:equation draw:name="f39" draw:formula="?f20 / ?f7"/>
          </draw:enhanced-geometry>
        </draw:custom-shape>
        <draw:custom-shape svg:width="1.03757in" svg:height="1.36265in" draw:id="id111" draw:style-name="a969" draw:transform="translate(-0.51879in -0.68132in) rotate(-0.31778) translate(11.56309in 2.43431in)" draw:name="Молния 8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8472 0 L 12860 6080 11050 6797 16577 12007 14767 12877 21600 21600 10012 14915 12222 13987 5022 9705 7602 8382 0 3890 Z N" draw:text-areas="?f36 ?f38 ?f37 ?f39" draw:glue-points="?f22 ?f23 ?f24 ?f25 ?f26 ?f27 ?f28 ?f29 ?f30 ?f31 ?f32 ?f33 ?f34 ?f35" draw:glue-point-leaving-directions="-360, -360, -270, -270, -18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5 * 5022 / 21600"/>
            <draw:equation draw:name="f9" draw:formula="?f5 * 8472 / 21600"/>
            <draw:equation draw:name="f10" draw:formula="?f5 * 8757 / 21600"/>
            <draw:equation draw:name="f11" draw:formula="?f5 * 10012 / 21600"/>
            <draw:equation draw:name="f12" draw:formula="?f5 * 12860 / 21600"/>
            <draw:equation draw:name="f13" draw:formula="?f5 * 13917 / 21600"/>
            <draw:equation draw:name="f14" draw:formula="?f5 * 16577 / 21600"/>
            <draw:equation draw:name="f15" draw:formula="?f4 * 3890 / 21600"/>
            <draw:equation draw:name="f16" draw:formula="?f4 * 6080 / 21600"/>
            <draw:equation draw:name="f17" draw:formula="?f4 * 7437 / 21600"/>
            <draw:equation draw:name="f18" draw:formula="?f4 * 9705 / 21600"/>
            <draw:equation draw:name="f19" draw:formula="?f4 * 12007 / 21600"/>
            <draw:equation draw:name="f20" draw:formula="?f4 * 14277 / 21600"/>
            <draw:equation draw:name="f21" draw:formula="?f4 * 14915 / 21600"/>
            <draw:equation draw:name="f22" draw:formula="?f9 / ?f6"/>
            <draw:equation draw:name="f23" draw:formula="?f2 / ?f7"/>
            <draw:equation draw:name="f24" draw:formula="?f0 / ?f6"/>
            <draw:equation draw:name="f25" draw:formula="?f15 / ?f7"/>
            <draw:equation draw:name="f26" draw:formula="?f8 / ?f6"/>
            <draw:equation draw:name="f27" draw:formula="?f18 / ?f7"/>
            <draw:equation draw:name="f28" draw:formula="?f11 / ?f6"/>
            <draw:equation draw:name="f29" draw:formula="?f21 / ?f7"/>
            <draw:equation draw:name="f30" draw:formula="?f1 / ?f6"/>
            <draw:equation draw:name="f31" draw:formula="?f3 / ?f7"/>
            <draw:equation draw:name="f32" draw:formula="?f14 / ?f6"/>
            <draw:equation draw:name="f33" draw:formula="?f19 / ?f7"/>
            <draw:equation draw:name="f34" draw:formula="?f12 / ?f6"/>
            <draw:equation draw:name="f35" draw:formula="?f16 / ?f7"/>
            <draw:equation draw:name="f36" draw:formula="?f10 / ?f6"/>
            <draw:equation draw:name="f37" draw:formula="?f13 / ?f6"/>
            <draw:equation draw:name="f38" draw:formula="?f17 / ?f7"/>
            <draw:equation draw:name="f39" draw:formula="?f20 / ?f7"/>
          </draw:enhanced-geometry>
        </draw:custom-shape>
        <draw:custom-shape svg:width="3.56053in" svg:height="2.21091in" draw:id="id112" draw:style-name="a972" draw:transform="translate(-1.78026in -1.10546in) rotate(-0.11595) translate(11.5675in 1.04358in)" draw:name="Облако 6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10.58333in" svg:y="0in" svg:width="2.75in" svg:height="1.3302in" draw:id="id113" draw:style-name="a975" draw:name="Прямоугольник 12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53159in" svg:height="2.62756in" draw:id="id114" draw:style-name="a978" draw:transform="translate(-1.2658in -1.31378in) rotate(-1.96642) translate(1.53217in 6.96052in)" draw:name="Хорда 1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51 ?f52 A ?f122 ?f123 ?f124 ?f125 ?f51 ?f52 ?f119 ?f121  W ?f126 ?f127 ?f128 ?f129 ?f51 ?f52 ?f119 ?f121 Z N" draw:text-areas="?f66 ?f68 ?f67 ?f69" draw:glue-points="?f51 ?f52 ?f53 ?f54 ?f55 ?f56" draw:glue-point-leaving-directions="-131.9301, -362.2233, -67.0767" draw:modifiers="311,9301 182,223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3"/>
            <draw:equation draw:name="f15" draw:formula="?f77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5 + ?f1"/>
            <draw:equation draw:name="f36" draw:formula="?f35 * ?f12 / ?f0"/>
            <draw:equation draw:name="f37" draw:formula="0 - ?f36"/>
            <draw:equation draw:name="f38" draw:formula="cos(?f37)"/>
            <draw:equation draw:name="f39" draw:formula="0 - ?f38"/>
            <draw:equation draw:name="f40" draw:formula="?f39 * ?f10"/>
            <draw:equation draw:name="f41" draw:formula="sin(?f37)"/>
            <draw:equation draw:name="f42" draw:formula="0 - ?f41"/>
            <draw:equation draw:name="f43" draw:formula="?f42 * ?f7"/>
            <draw:equation draw:name="f44" draw:formula="0 - ?f43"/>
            <draw:equation draw:name="f45" draw:formula="0 - ?f40"/>
            <draw:equation draw:name="f46" draw:formula="atan2(?f44, ?f45)"/>
            <draw:equation draw:name="f47" draw:formula="-1 * sin(?f46)"/>
            <draw:equation draw:name="f48" draw:formula="?f47 * ?f10"/>
            <draw:equation draw:name="f49" draw:formula="-1 * cos(?f46)"/>
            <draw:equation draw:name="f50" draw:formula="?f49 * ?f7"/>
            <draw:equation draw:name="f51" draw:formula="?f11 + ?f32"/>
            <draw:equation draw:name="f52" draw:formula="?f8 + ?f34"/>
            <draw:equation draw:name="f53" draw:formula="?f11 + ?f48"/>
            <draw:equation draw:name="f54" draw:formula="?f8 + ?f50"/>
            <draw:equation draw:name="f55" draw:formula="(?f51 + ?f53) / 2"/>
            <draw:equation draw:name="f56" draw:formula="(?f52 + ?f54) / 2"/>
            <draw:equation draw:name="f57" draw:formula="2700000 + ?f1"/>
            <draw:equation draw:name="f58" draw:formula="?f57 * ?f12 / ?f0"/>
            <draw:equation draw:name="f59" draw:formula="0 - ?f58"/>
            <draw:equation draw:name="f60" draw:formula="sin(?f59)"/>
            <draw:equation draw:name="f61" draw:formula="0 - ?f60"/>
            <draw:equation draw:name="f62" draw:formula="?f61 * ?f10"/>
            <draw:equation draw:name="f63" draw:formula="cos(?f59)"/>
            <draw:equation draw:name="f64" draw:formula="0 - ?f63"/>
            <draw:equation draw:name="f65" draw:formula="?f64 * ?f7"/>
            <draw:equation draw:name="f66" draw:formula="?f11 - ?f62"/>
            <draw:equation draw:name="f67" draw:formula="?f11 + ?f62"/>
            <draw:equation draw:name="f68" draw:formula="?f8 - ?f65"/>
            <draw:equation draw:name="f69" draw:formula="?f8 + ?f65"/>
            <draw:equation draw:name="f70" draw:formula="0 - $0"/>
            <draw:equation draw:name="f71" draw:formula="?f70 * ?f0 / ?f13"/>
            <draw:equation draw:name="f72" draw:formula="?f71 - ?f1"/>
            <draw:equation draw:name="f73" draw:formula="0 - ?f72"/>
            <draw:equation draw:name="f74" draw:formula="0 - $1"/>
            <draw:equation draw:name="f75" draw:formula="?f74 * ?f0 / ?f13"/>
            <draw:equation draw:name="f76" draw:formula="?f75 - ?f1"/>
            <draw:equation draw:name="f77" draw:formula="0 - ?f76"/>
            <draw:equation draw:name="f78" draw:formula="?f51 - 10800"/>
            <draw:equation draw:name="f79" draw:formula="?f52 - 10800"/>
            <draw:equation draw:name="f80" draw:formula="sqrt(?f78 * ?f78 + ?f79 * ?f79 + 0 * 0)"/>
            <draw:equation draw:name="f81" draw:formula="atan2(?f78, ?f79)"/>
            <draw:equation draw:name="f82" draw:formula="?f81 + ?f1"/>
            <draw:equation draw:name="f83" draw:formula="?f82 * ?f13 / ?f0"/>
            <draw:equation draw:name="f84" draw:formula="0 - ?f83"/>
            <draw:equation draw:name="f85" draw:formula="?f53 - 10800"/>
            <draw:equation draw:name="f86" draw:formula="?f54 - 10800"/>
            <draw:equation draw:name="f87" draw:formula="sqrt(?f85 * ?f85 + ?f86 * ?f86 + 0 * 0)"/>
            <draw:equation draw:name="f88" draw:formula="atan2(?f85, ?f86)"/>
            <draw:equation draw:name="f89" draw:formula="?f88 + ?f1"/>
            <draw:equation draw:name="f90" draw:formula="?f89 * ?f13 / ?f0"/>
            <draw:equation draw:name="f91" draw:formula="0 - ?f90"/>
            <draw:equation draw:name="f92" draw:formula="21550000 - ?f18"/>
            <draw:equation draw:name="f93" draw:formula="if(?f92, ?f18, 21550000)"/>
            <draw:equation draw:name="f94" draw:formula="-21550000 - ?f93"/>
            <draw:equation draw:name="f95" draw:formula="if(?f94, -21550000, ?f93)"/>
            <draw:equation draw:name="f96" draw:formula="?f14 + ?f95"/>
            <draw:equation draw:name="f97" draw:formula="sqrt(?f24 * ?f24 + ?f27 * ?f27 + 0 * 0)"/>
            <draw:equation draw:name="f98" draw:formula="?f10 * ?f7 / ?f97"/>
            <draw:equation draw:name="f99" draw:formula="?f26 * ?f98"/>
            <draw:equation draw:name="f100" draw:formula="?f51 - ?f99"/>
            <draw:equation draw:name="f101" draw:formula="?f23 * ?f98"/>
            <draw:equation draw:name="f102" draw:formula="?f52 - ?f101"/>
            <draw:equation draw:name="f103" draw:formula="?f100 - ?f10"/>
            <draw:equation draw:name="f104" draw:formula="?f102 - ?f7"/>
            <draw:equation draw:name="f105" draw:formula="?f100 + ?f10"/>
            <draw:equation draw:name="f106" draw:formula="?f102 + ?f7"/>
            <draw:equation draw:name="f107" draw:formula="?f96 + ?f1"/>
            <draw:equation draw:name="f108" draw:formula="?f107 * ?f12 / ?f0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0"/>
            <draw:equation draw:name="f113" draw:formula="sin(?f109)"/>
            <draw:equation draw:name="f114" draw:formula="0 - ?f113"/>
            <draw:equation draw:name="f115" draw:formula="?f114 * ?f7"/>
            <draw:equation draw:name="f116" draw:formula="sqrt(?f112 * ?f112 + ?f115 * ?f115 + 0 * 0)"/>
            <draw:equation draw:name="f117" draw:formula="?f10 * ?f7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95, ?f51, ?f103)"/>
            <draw:equation draw:name="f123" draw:formula="if(?f95, ?f52, ?f104)"/>
            <draw:equation draw:name="f124" draw:formula="if(?f95, ?f51, ?f105)"/>
            <draw:equation draw:name="f125" draw:formula="if(?f95, ?f52, ?f106)"/>
            <draw:equation draw:name="f126" draw:formula="if(?f95, ?f103, ?f119)"/>
            <draw:equation draw:name="f127" draw:formula="if(?f95, ?f104, ?f121)"/>
            <draw:equation draw:name="f128" draw:formula="if(?f95, ?f105, ?f119)"/>
            <draw:equation draw:name="f129" draw:formula="if(?f95, ?f106, ?f121)"/>
          </draw:enhanced-geometry>
        </draw:custom-shape>
        <draw:custom-shape svg:width="0.70074in" svg:height="1.5353in" draw:id="id115" draw:style-name="a981" draw:transform="translate(-0.35037in -0.76765in) rotate(-5.89825) translate(0.561in 4.80995in)" draw:name="Равнобедренный треугольник 15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70074in" svg:height="1.5353in" draw:id="id116" draw:style-name="a984" draw:transform="translate(-0.35037in -0.76765in) rotate(-1.5708) translate(3.98084in 7.01556in)" draw:name="Равнобедренный треугольник 18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14" draw:style-name="a985" draw:master-page-name="Master1-Layout3-secHead-Заголовок-раздела" presentation:presentation-page-layout-name="Master1-PPL3" draw:id="Slide-269">
        <draw:custom-shape svg:x="0.27083in" svg:y="0.26042in" svg:width="12.79167in" svg:height="6.97917in" draw:id="id117" draw:style-name="a988" draw:name="Прямоугольник 37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992" draw:name="Заголовок 1" svg:x="0.9856in" svg:y="0.99302in" svg:width="8.7644in" svg:height="1.34499in" presentation:class="title" presentation:placeholder="false">
          <draw:text-box>
            <text:p text:style-name="a991" text:class-names="" text:cond-style-name=""><text:span text:style-name="a989" text:class-names="">Решение</text:span><text:span text:style-name="a990" text:class-names=""/></text:p>
          </draw:text-box>
          <svg:title/>
          <svg:desc/>
        </draw:frame>
        <draw:frame draw:id="id119" presentation:style-name="a1018" draw:name="Текст 2" svg:x="0.88617in" svg:y="2.94084in" svg:width="10.68762in" svg:height="2.71865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Нужен простой и понятный ресурс,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который за считанные минуты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подберет вам удобный и комфортный образ.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Простота в использовании и приятный дизайн были для нас основной задачей.</text:span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  <draw:custom-shape svg:x="8.24739in" svg:y="-0.02398in" svg:width="5.08594in" svg:height="2.63866in" draw:id="id120" draw:style-name="a1021" draw:name="Облако 5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width="0.39444in" svg:height="0.49964in" draw:id="id121" draw:style-name="a1024" draw:transform="translate(-0.19722in -0.24982in) rotate(-6.04161) translate(10.19315in 3.68579in)" draw:name="Полилиния: фигура 38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674090 650395" draw:enhanced-path="M 658241 3444 C 588983 -34080 137383 245323 43908 345300 -49567 445277 24367 535572 97392 603305 170417 671038 365982 670419 459457 570442 552932 470465 727499 40968 658241 3444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4090"/>
            <draw:equation draw:name="f7" draw:formula="?f4 / 650395"/>
            <draw:equation draw:name="f8" draw:formula="3444 * ?f4 / 650395"/>
            <draw:equation draw:name="f9" draw:formula="345300 * ?f4 / 650395"/>
            <draw:equation draw:name="f10" draw:formula="603305 * ?f4 / 650395"/>
            <draw:equation draw:name="f11" draw:formula="570442 * ?f4 / 650395"/>
            <draw:equation draw:name="f12" draw:formula="658241 * ?f5 / 674090"/>
            <draw:equation draw:name="f13" draw:formula="43908 * ?f5 / 674090"/>
            <draw:equation draw:name="f14" draw:formula="97392 * ?f5 / 674090"/>
            <draw:equation draw:name="f15" draw:formula="459457 * ?f5 / 674090"/>
            <draw:equation draw:name="f16" draw:formula="?f12 / ?f6"/>
            <draw:equation draw:name="f17" draw:formula="?f8 / ?f7"/>
            <draw:equation draw:name="f18" draw:formula="?f13 / ?f6"/>
            <draw:equation draw:name="f19" draw:formula="?f9 / ?f7"/>
            <draw:equation draw:name="f20" draw:formula="?f14 / ?f6"/>
            <draw:equation draw:name="f21" draw:formula="?f10 / ?f7"/>
            <draw:equation draw:name="f22" draw:formula="?f15 / ?f6"/>
            <draw:equation draw:name="f23" draw:formula="?f11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39444in" svg:height="0.49964in" draw:id="id122" draw:style-name="a1027" draw:transform="translate(-0.19722in -0.24982in) rotate(-6.04161) translate(11.32253in 3.18882in)" draw:name="Полилиния: фигура 41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674090 650395" draw:enhanced-path="M 658241 3444 C 588983 -34080 137383 245323 43908 345300 -49567 445277 24367 535572 97392 603305 170417 671038 365982 670419 459457 570442 552932 470465 727499 40968 658241 3444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4090"/>
            <draw:equation draw:name="f7" draw:formula="?f4 / 650395"/>
            <draw:equation draw:name="f8" draw:formula="3444 * ?f4 / 650395"/>
            <draw:equation draw:name="f9" draw:formula="345300 * ?f4 / 650395"/>
            <draw:equation draw:name="f10" draw:formula="603305 * ?f4 / 650395"/>
            <draw:equation draw:name="f11" draw:formula="570442 * ?f4 / 650395"/>
            <draw:equation draw:name="f12" draw:formula="658241 * ?f5 / 674090"/>
            <draw:equation draw:name="f13" draw:formula="43908 * ?f5 / 674090"/>
            <draw:equation draw:name="f14" draw:formula="97392 * ?f5 / 674090"/>
            <draw:equation draw:name="f15" draw:formula="459457 * ?f5 / 674090"/>
            <draw:equation draw:name="f16" draw:formula="?f12 / ?f6"/>
            <draw:equation draw:name="f17" draw:formula="?f8 / ?f7"/>
            <draw:equation draw:name="f18" draw:formula="?f13 / ?f6"/>
            <draw:equation draw:name="f19" draw:formula="?f9 / ?f7"/>
            <draw:equation draw:name="f20" draw:formula="?f14 / ?f6"/>
            <draw:equation draw:name="f21" draw:formula="?f10 / ?f7"/>
            <draw:equation draw:name="f22" draw:formula="?f15 / ?f6"/>
            <draw:equation draw:name="f23" draw:formula="?f11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39444in" svg:height="0.49964in" draw:id="id123" draw:style-name="a1030" draw:transform="translate(-0.19722in -0.24982in) rotate(-6.04161) translate(11.94643in 4.03975in)" draw:name="Полилиния: фигура 42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674090 650395" draw:enhanced-path="M 658241 3444 C 588983 -34080 137383 245323 43908 345300 -49567 445277 24367 535572 97392 603305 170417 671038 365982 670419 459457 570442 552932 470465 727499 40968 658241 3444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4090"/>
            <draw:equation draw:name="f7" draw:formula="?f4 / 650395"/>
            <draw:equation draw:name="f8" draw:formula="3444 * ?f4 / 650395"/>
            <draw:equation draw:name="f9" draw:formula="345300 * ?f4 / 650395"/>
            <draw:equation draw:name="f10" draw:formula="603305 * ?f4 / 650395"/>
            <draw:equation draw:name="f11" draw:formula="570442 * ?f4 / 650395"/>
            <draw:equation draw:name="f12" draw:formula="658241 * ?f5 / 674090"/>
            <draw:equation draw:name="f13" draw:formula="43908 * ?f5 / 674090"/>
            <draw:equation draw:name="f14" draw:formula="97392 * ?f5 / 674090"/>
            <draw:equation draw:name="f15" draw:formula="459457 * ?f5 / 674090"/>
            <draw:equation draw:name="f16" draw:formula="?f12 / ?f6"/>
            <draw:equation draw:name="f17" draw:formula="?f8 / ?f7"/>
            <draw:equation draw:name="f18" draw:formula="?f13 / ?f6"/>
            <draw:equation draw:name="f19" draw:formula="?f9 / ?f7"/>
            <draw:equation draw:name="f20" draw:formula="?f14 / ?f6"/>
            <draw:equation draw:name="f21" draw:formula="?f10 / ?f7"/>
            <draw:equation draw:name="f22" draw:formula="?f15 / ?f6"/>
            <draw:equation draw:name="f23" draw:formula="?f11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26042in" svg:y="0in" svg:width="4.07291in" svg:height="1.34499in" draw:id="id124" draw:style-name="a1033" draw:name="Прямоугольник 43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81627in" svg:height="1.68326in" draw:id="id125" draw:style-name="a1036" draw:transform="translate(-0.90814in -0.84163in) rotate(-0.39794) translate(13.00795in 1.4368in)" draw:name="Хорда 45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51 ?f52 A ?f122 ?f123 ?f124 ?f125 ?f51 ?f52 ?f119 ?f121  W ?f126 ?f127 ?f128 ?f129 ?f51 ?f52 ?f119 ?f121 Z N" draw:text-areas="?f66 ?f68 ?f67 ?f69" draw:glue-points="?f51 ?f52 ?f53 ?f54 ?f55 ?f56" draw:glue-point-leaving-directions="-135, -360, -67.5" draw:modifiers="315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3"/>
            <draw:equation draw:name="f15" draw:formula="?f77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5 + ?f1"/>
            <draw:equation draw:name="f36" draw:formula="?f35 * ?f12 / ?f0"/>
            <draw:equation draw:name="f37" draw:formula="0 - ?f36"/>
            <draw:equation draw:name="f38" draw:formula="cos(?f37)"/>
            <draw:equation draw:name="f39" draw:formula="0 - ?f38"/>
            <draw:equation draw:name="f40" draw:formula="?f39 * ?f10"/>
            <draw:equation draw:name="f41" draw:formula="sin(?f37)"/>
            <draw:equation draw:name="f42" draw:formula="0 - ?f41"/>
            <draw:equation draw:name="f43" draw:formula="?f42 * ?f7"/>
            <draw:equation draw:name="f44" draw:formula="0 - ?f43"/>
            <draw:equation draw:name="f45" draw:formula="0 - ?f40"/>
            <draw:equation draw:name="f46" draw:formula="atan2(?f44, ?f45)"/>
            <draw:equation draw:name="f47" draw:formula="-1 * sin(?f46)"/>
            <draw:equation draw:name="f48" draw:formula="?f47 * ?f10"/>
            <draw:equation draw:name="f49" draw:formula="-1 * cos(?f46)"/>
            <draw:equation draw:name="f50" draw:formula="?f49 * ?f7"/>
            <draw:equation draw:name="f51" draw:formula="?f11 + ?f32"/>
            <draw:equation draw:name="f52" draw:formula="?f8 + ?f34"/>
            <draw:equation draw:name="f53" draw:formula="?f11 + ?f48"/>
            <draw:equation draw:name="f54" draw:formula="?f8 + ?f50"/>
            <draw:equation draw:name="f55" draw:formula="(?f51 + ?f53) / 2"/>
            <draw:equation draw:name="f56" draw:formula="(?f52 + ?f54) / 2"/>
            <draw:equation draw:name="f57" draw:formula="2700000 + ?f1"/>
            <draw:equation draw:name="f58" draw:formula="?f57 * ?f12 / ?f0"/>
            <draw:equation draw:name="f59" draw:formula="0 - ?f58"/>
            <draw:equation draw:name="f60" draw:formula="sin(?f59)"/>
            <draw:equation draw:name="f61" draw:formula="0 - ?f60"/>
            <draw:equation draw:name="f62" draw:formula="?f61 * ?f10"/>
            <draw:equation draw:name="f63" draw:formula="cos(?f59)"/>
            <draw:equation draw:name="f64" draw:formula="0 - ?f63"/>
            <draw:equation draw:name="f65" draw:formula="?f64 * ?f7"/>
            <draw:equation draw:name="f66" draw:formula="?f11 - ?f62"/>
            <draw:equation draw:name="f67" draw:formula="?f11 + ?f62"/>
            <draw:equation draw:name="f68" draw:formula="?f8 - ?f65"/>
            <draw:equation draw:name="f69" draw:formula="?f8 + ?f65"/>
            <draw:equation draw:name="f70" draw:formula="0 - $0"/>
            <draw:equation draw:name="f71" draw:formula="?f70 * ?f0 / ?f13"/>
            <draw:equation draw:name="f72" draw:formula="?f71 - ?f1"/>
            <draw:equation draw:name="f73" draw:formula="0 - ?f72"/>
            <draw:equation draw:name="f74" draw:formula="0 - $1"/>
            <draw:equation draw:name="f75" draw:formula="?f74 * ?f0 / ?f13"/>
            <draw:equation draw:name="f76" draw:formula="?f75 - ?f1"/>
            <draw:equation draw:name="f77" draw:formula="0 - ?f76"/>
            <draw:equation draw:name="f78" draw:formula="?f51 - 10800"/>
            <draw:equation draw:name="f79" draw:formula="?f52 - 10800"/>
            <draw:equation draw:name="f80" draw:formula="sqrt(?f78 * ?f78 + ?f79 * ?f79 + 0 * 0)"/>
            <draw:equation draw:name="f81" draw:formula="atan2(?f78, ?f79)"/>
            <draw:equation draw:name="f82" draw:formula="?f81 + ?f1"/>
            <draw:equation draw:name="f83" draw:formula="?f82 * ?f13 / ?f0"/>
            <draw:equation draw:name="f84" draw:formula="0 - ?f83"/>
            <draw:equation draw:name="f85" draw:formula="?f53 - 10800"/>
            <draw:equation draw:name="f86" draw:formula="?f54 - 10800"/>
            <draw:equation draw:name="f87" draw:formula="sqrt(?f85 * ?f85 + ?f86 * ?f86 + 0 * 0)"/>
            <draw:equation draw:name="f88" draw:formula="atan2(?f85, ?f86)"/>
            <draw:equation draw:name="f89" draw:formula="?f88 + ?f1"/>
            <draw:equation draw:name="f90" draw:formula="?f89 * ?f13 / ?f0"/>
            <draw:equation draw:name="f91" draw:formula="0 - ?f90"/>
            <draw:equation draw:name="f92" draw:formula="21550000 - ?f18"/>
            <draw:equation draw:name="f93" draw:formula="if(?f92, ?f18, 21550000)"/>
            <draw:equation draw:name="f94" draw:formula="-21550000 - ?f93"/>
            <draw:equation draw:name="f95" draw:formula="if(?f94, -21550000, ?f93)"/>
            <draw:equation draw:name="f96" draw:formula="?f14 + ?f95"/>
            <draw:equation draw:name="f97" draw:formula="sqrt(?f24 * ?f24 + ?f27 * ?f27 + 0 * 0)"/>
            <draw:equation draw:name="f98" draw:formula="?f10 * ?f7 / ?f97"/>
            <draw:equation draw:name="f99" draw:formula="?f26 * ?f98"/>
            <draw:equation draw:name="f100" draw:formula="?f51 - ?f99"/>
            <draw:equation draw:name="f101" draw:formula="?f23 * ?f98"/>
            <draw:equation draw:name="f102" draw:formula="?f52 - ?f101"/>
            <draw:equation draw:name="f103" draw:formula="?f100 - ?f10"/>
            <draw:equation draw:name="f104" draw:formula="?f102 - ?f7"/>
            <draw:equation draw:name="f105" draw:formula="?f100 + ?f10"/>
            <draw:equation draw:name="f106" draw:formula="?f102 + ?f7"/>
            <draw:equation draw:name="f107" draw:formula="?f96 + ?f1"/>
            <draw:equation draw:name="f108" draw:formula="?f107 * ?f12 / ?f0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0"/>
            <draw:equation draw:name="f113" draw:formula="sin(?f109)"/>
            <draw:equation draw:name="f114" draw:formula="0 - ?f113"/>
            <draw:equation draw:name="f115" draw:formula="?f114 * ?f7"/>
            <draw:equation draw:name="f116" draw:formula="sqrt(?f112 * ?f112 + ?f115 * ?f115 + 0 * 0)"/>
            <draw:equation draw:name="f117" draw:formula="?f10 * ?f7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95, ?f51, ?f103)"/>
            <draw:equation draw:name="f123" draw:formula="if(?f95, ?f52, ?f104)"/>
            <draw:equation draw:name="f124" draw:formula="if(?f95, ?f51, ?f105)"/>
            <draw:equation draw:name="f125" draw:formula="if(?f95, ?f52, ?f106)"/>
            <draw:equation draw:name="f126" draw:formula="if(?f95, ?f103, ?f119)"/>
            <draw:equation draw:name="f127" draw:formula="if(?f95, ?f104, ?f121)"/>
            <draw:equation draw:name="f128" draw:formula="if(?f95, ?f105, ?f119)"/>
            <draw:equation draw:name="f129" draw:formula="if(?f95, ?f106, ?f121)"/>
          </draw:enhanced-geometry>
        </draw:custom-shape>
        <draw:custom-shape svg:width="1.76042in" svg:height="1.52866in" draw:id="id126" draw:style-name="a1039" draw:transform="translate(-0.88021in -0.76433in) rotate(-5.1294) translate(9.51144in 0.30901in)" draw:name="Хорда 46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51 ?f52 A ?f122 ?f123 ?f124 ?f125 ?f51 ?f52 ?f119 ?f121  W ?f126 ?f127 ?f128 ?f129 ?f51 ?f52 ?f119 ?f121 Z N" draw:text-areas="?f66 ?f68 ?f67 ?f69" draw:glue-points="?f51 ?f52 ?f53 ?f54 ?f55 ?f56" draw:glue-point-leaving-directions="-135, -360, -67.5" draw:modifiers="315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3"/>
            <draw:equation draw:name="f15" draw:formula="?f77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5 + ?f1"/>
            <draw:equation draw:name="f36" draw:formula="?f35 * ?f12 / ?f0"/>
            <draw:equation draw:name="f37" draw:formula="0 - ?f36"/>
            <draw:equation draw:name="f38" draw:formula="cos(?f37)"/>
            <draw:equation draw:name="f39" draw:formula="0 - ?f38"/>
            <draw:equation draw:name="f40" draw:formula="?f39 * ?f10"/>
            <draw:equation draw:name="f41" draw:formula="sin(?f37)"/>
            <draw:equation draw:name="f42" draw:formula="0 - ?f41"/>
            <draw:equation draw:name="f43" draw:formula="?f42 * ?f7"/>
            <draw:equation draw:name="f44" draw:formula="0 - ?f43"/>
            <draw:equation draw:name="f45" draw:formula="0 - ?f40"/>
            <draw:equation draw:name="f46" draw:formula="atan2(?f44, ?f45)"/>
            <draw:equation draw:name="f47" draw:formula="-1 * sin(?f46)"/>
            <draw:equation draw:name="f48" draw:formula="?f47 * ?f10"/>
            <draw:equation draw:name="f49" draw:formula="-1 * cos(?f46)"/>
            <draw:equation draw:name="f50" draw:formula="?f49 * ?f7"/>
            <draw:equation draw:name="f51" draw:formula="?f11 + ?f32"/>
            <draw:equation draw:name="f52" draw:formula="?f8 + ?f34"/>
            <draw:equation draw:name="f53" draw:formula="?f11 + ?f48"/>
            <draw:equation draw:name="f54" draw:formula="?f8 + ?f50"/>
            <draw:equation draw:name="f55" draw:formula="(?f51 + ?f53) / 2"/>
            <draw:equation draw:name="f56" draw:formula="(?f52 + ?f54) / 2"/>
            <draw:equation draw:name="f57" draw:formula="2700000 + ?f1"/>
            <draw:equation draw:name="f58" draw:formula="?f57 * ?f12 / ?f0"/>
            <draw:equation draw:name="f59" draw:formula="0 - ?f58"/>
            <draw:equation draw:name="f60" draw:formula="sin(?f59)"/>
            <draw:equation draw:name="f61" draw:formula="0 - ?f60"/>
            <draw:equation draw:name="f62" draw:formula="?f61 * ?f10"/>
            <draw:equation draw:name="f63" draw:formula="cos(?f59)"/>
            <draw:equation draw:name="f64" draw:formula="0 - ?f63"/>
            <draw:equation draw:name="f65" draw:formula="?f64 * ?f7"/>
            <draw:equation draw:name="f66" draw:formula="?f11 - ?f62"/>
            <draw:equation draw:name="f67" draw:formula="?f11 + ?f62"/>
            <draw:equation draw:name="f68" draw:formula="?f8 - ?f65"/>
            <draw:equation draw:name="f69" draw:formula="?f8 + ?f65"/>
            <draw:equation draw:name="f70" draw:formula="0 - $0"/>
            <draw:equation draw:name="f71" draw:formula="?f70 * ?f0 / ?f13"/>
            <draw:equation draw:name="f72" draw:formula="?f71 - ?f1"/>
            <draw:equation draw:name="f73" draw:formula="0 - ?f72"/>
            <draw:equation draw:name="f74" draw:formula="0 - $1"/>
            <draw:equation draw:name="f75" draw:formula="?f74 * ?f0 / ?f13"/>
            <draw:equation draw:name="f76" draw:formula="?f75 - ?f1"/>
            <draw:equation draw:name="f77" draw:formula="0 - ?f76"/>
            <draw:equation draw:name="f78" draw:formula="?f51 - 10800"/>
            <draw:equation draw:name="f79" draw:formula="?f52 - 10800"/>
            <draw:equation draw:name="f80" draw:formula="sqrt(?f78 * ?f78 + ?f79 * ?f79 + 0 * 0)"/>
            <draw:equation draw:name="f81" draw:formula="atan2(?f78, ?f79)"/>
            <draw:equation draw:name="f82" draw:formula="?f81 + ?f1"/>
            <draw:equation draw:name="f83" draw:formula="?f82 * ?f13 / ?f0"/>
            <draw:equation draw:name="f84" draw:formula="0 - ?f83"/>
            <draw:equation draw:name="f85" draw:formula="?f53 - 10800"/>
            <draw:equation draw:name="f86" draw:formula="?f54 - 10800"/>
            <draw:equation draw:name="f87" draw:formula="sqrt(?f85 * ?f85 + ?f86 * ?f86 + 0 * 0)"/>
            <draw:equation draw:name="f88" draw:formula="atan2(?f85, ?f86)"/>
            <draw:equation draw:name="f89" draw:formula="?f88 + ?f1"/>
            <draw:equation draw:name="f90" draw:formula="?f89 * ?f13 / ?f0"/>
            <draw:equation draw:name="f91" draw:formula="0 - ?f90"/>
            <draw:equation draw:name="f92" draw:formula="21550000 - ?f18"/>
            <draw:equation draw:name="f93" draw:formula="if(?f92, ?f18, 21550000)"/>
            <draw:equation draw:name="f94" draw:formula="-21550000 - ?f93"/>
            <draw:equation draw:name="f95" draw:formula="if(?f94, -21550000, ?f93)"/>
            <draw:equation draw:name="f96" draw:formula="?f14 + ?f95"/>
            <draw:equation draw:name="f97" draw:formula="sqrt(?f24 * ?f24 + ?f27 * ?f27 + 0 * 0)"/>
            <draw:equation draw:name="f98" draw:formula="?f10 * ?f7 / ?f97"/>
            <draw:equation draw:name="f99" draw:formula="?f26 * ?f98"/>
            <draw:equation draw:name="f100" draw:formula="?f51 - ?f99"/>
            <draw:equation draw:name="f101" draw:formula="?f23 * ?f98"/>
            <draw:equation draw:name="f102" draw:formula="?f52 - ?f101"/>
            <draw:equation draw:name="f103" draw:formula="?f100 - ?f10"/>
            <draw:equation draw:name="f104" draw:formula="?f102 - ?f7"/>
            <draw:equation draw:name="f105" draw:formula="?f100 + ?f10"/>
            <draw:equation draw:name="f106" draw:formula="?f102 + ?f7"/>
            <draw:equation draw:name="f107" draw:formula="?f96 + ?f1"/>
            <draw:equation draw:name="f108" draw:formula="?f107 * ?f12 / ?f0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0"/>
            <draw:equation draw:name="f113" draw:formula="sin(?f109)"/>
            <draw:equation draw:name="f114" draw:formula="0 - ?f113"/>
            <draw:equation draw:name="f115" draw:formula="?f114 * ?f7"/>
            <draw:equation draw:name="f116" draw:formula="sqrt(?f112 * ?f112 + ?f115 * ?f115 + 0 * 0)"/>
            <draw:equation draw:name="f117" draw:formula="?f10 * ?f7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95, ?f51, ?f103)"/>
            <draw:equation draw:name="f123" draw:formula="if(?f95, ?f52, ?f104)"/>
            <draw:equation draw:name="f124" draw:formula="if(?f95, ?f51, ?f105)"/>
            <draw:equation draw:name="f125" draw:formula="if(?f95, ?f52, ?f106)"/>
            <draw:equation draw:name="f126" draw:formula="if(?f95, ?f103, ?f119)"/>
            <draw:equation draw:name="f127" draw:formula="if(?f95, ?f104, ?f121)"/>
            <draw:equation draw:name="f128" draw:formula="if(?f95, ?f105, ?f119)"/>
            <draw:equation draw:name="f129" draw:formula="if(?f95, ?f106, ?f121)"/>
          </draw:enhanced-geometry>
        </draw:custom-shape>
        <presentation:notes draw:style-name="a1045">
          <draw:page-thumbnail draw:page-number="6" svg:x="0.75in" svg:y="1.25in" svg:width="6in" svg:height="3.375in" presentation:class="page" draw:id="id127" presentation:style-name="a1040" draw:name="Образ слайда 1">
            <svg:title/>
            <svg:desc/>
          </draw:page-thumbnail>
          <draw:frame draw:id="id128" presentation:style-name="a1041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1044" draw:name="Номер слайда 3" svg:x="4.24826in" svg:y="9.49826in" svg:width="3.25in" svg:height="0.50174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046" draw:master-page-name="Master1-Layout6-titleOnly-Только-заголовок" presentation:presentation-page-layout-name="Master1-PPL6" draw:id="Slide-268">
        <draw:custom-shape svg:x="5.58333in" svg:y="0.46875in" svg:width="7.26389in" svg:height="6.5625in" draw:id="id130" draw:style-name="a1049" draw:name="Прямоугольник 5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5972in" svg:y="0.8941in" svg:width="5.84722in" svg:height="5.71181in" draw:id="id131" draw:style-name="a1052" draw:name="Солнце 6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3 ?f8 L ?f41 ?f57 ?f41 ?f53 Z M ?f31 ?f32 L ?f42 ?f52 ?f43 ?f51 Z M ?f11 ?f4 L ?f44 ?f50 ?f40 ?f50 Z M ?f33 ?f32 L ?f39 ?f51 ?f38 ?f52 Z M ?f2 ?f8 L ?f37 ?f53 ?f37 ?f57 Z M ?f33 ?f34 L ?f38 ?f56 ?f39 ?f55 Z M ?f11 ?f5 L ?f40 ?f54 ?f44 ?f54 Z M ?f31 ?f34 L ?f43 ?f55 ?f42 ?f56 Z M ?f45 ?f8 A ?f97 ?f98 ?f99 ?f100 ?f45 ?f8 ?f94 ?f96  W ?f101 ?f102 ?f103 ?f104 ?f45 ?f8 ?f94 ?f96 Z N" draw:text-areas="?f36 ?f49 ?f35 ?f48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50000 - ?f13"/>
            <draw:equation draw:name="f15" draw:formula="?f14 * 30274 / 32768"/>
            <draw:equation draw:name="f16" draw:formula="?f14 * 12540 / 32768"/>
            <draw:equation draw:name="f17" draw:formula="50000 - ?f15"/>
            <draw:equation draw:name="f18" draw:formula="50000 - ?f16"/>
            <draw:equation draw:name="f19" draw:formula="?f14 * 23170 / 32768"/>
            <draw:equation draw:name="f20" draw:formula="50000 + ?f19"/>
            <draw:equation draw:name="f21" draw:formula="50000 - ?f19"/>
            <draw:equation draw:name="f22" draw:formula="?f17 * 3 / 4"/>
            <draw:equation draw:name="f23" draw:formula="?f18 * 3 / 4"/>
            <draw:equation draw:name="f24" draw:formula="?f22 + 3662"/>
            <draw:equation draw:name="f25" draw:formula="?f23 + 3662"/>
            <draw:equation draw:name="f26" draw:formula="?f23 + 12500"/>
            <draw:equation draw:name="f27" draw:formula="100000 - ?f22"/>
            <draw:equation draw:name="f28" draw:formula="100000 - ?f24"/>
            <draw:equation draw:name="f29" draw:formula="100000 - ?f25"/>
            <draw:equation draw:name="f30" draw:formula="100000 - ?f26"/>
            <draw:equation draw:name="f31" draw:formula="?f9 * 18436 / 21600"/>
            <draw:equation draw:name="f32" draw:formula="?f6 * 3163 / 21600"/>
            <draw:equation draw:name="f33" draw:formula="?f9 * 3163 / 21600"/>
            <draw:equation draw:name="f34" draw:formula="?f6 * 18436 / 21600"/>
            <draw:equation draw:name="f35" draw:formula="?f9 * ?f20 / 100000"/>
            <draw:equation draw:name="f36" draw:formula="?f9 * ?f21 / 100000"/>
            <draw:equation draw:name="f37" draw:formula="?f9 * ?f22 / 100000"/>
            <draw:equation draw:name="f38" draw:formula="?f9 * ?f24 / 100000"/>
            <draw:equation draw:name="f39" draw:formula="?f9 * ?f25 / 100000"/>
            <draw:equation draw:name="f40" draw:formula="?f9 * ?f26 / 100000"/>
            <draw:equation draw:name="f41" draw:formula="?f9 * ?f27 / 100000"/>
            <draw:equation draw:name="f42" draw:formula="?f9 * ?f28 / 100000"/>
            <draw:equation draw:name="f43" draw:formula="?f9 * ?f29 / 100000"/>
            <draw:equation draw:name="f44" draw:formula="?f9 * ?f30 / 100000"/>
            <draw:equation draw:name="f45" draw:formula="?f9 * ?f13 / 100000"/>
            <draw:equation draw:name="f46" draw:formula="?f9 * ?f14 / 100000"/>
            <draw:equation draw:name="f47" draw:formula="?f6 * ?f14 / 100000"/>
            <draw:equation draw:name="f48" draw:formula="?f6 * ?f20 / 100000"/>
            <draw:equation draw:name="f49" draw:formula="?f6 * ?f21 / 100000"/>
            <draw:equation draw:name="f50" draw:formula="?f6 * ?f22 / 100000"/>
            <draw:equation draw:name="f51" draw:formula="?f6 * ?f24 / 100000"/>
            <draw:equation draw:name="f52" draw:formula="?f6 * ?f25 / 100000"/>
            <draw:equation draw:name="f53" draw:formula="?f6 * ?f26 / 100000"/>
            <draw:equation draw:name="f54" draw:formula="?f6 * ?f27 / 100000"/>
            <draw:equation draw:name="f55" draw:formula="?f6 * ?f28 / 100000"/>
            <draw:equation draw:name="f56" draw:formula="?f6 * ?f29 / 100000"/>
            <draw:equation draw:name="f57" draw:formula="?f6 * ?f30 / 100000"/>
            <draw:equation draw:name="f58" draw:formula="21550000 - 21600000"/>
            <draw:equation draw:name="f59" draw:formula="if(?f58, 21600000, 21550000)"/>
            <draw:equation draw:name="f60" draw:formula="-21550000 - ?f59"/>
            <draw:equation draw:name="f61" draw:formula="if(?f60, -21550000, ?f59)"/>
            <draw:equation draw:name="f62" draw:formula="?f0 + ?f61"/>
            <draw:equation draw:name="f63" draw:formula="?f0 + ?f1"/>
            <draw:equation draw:name="f64" draw:formula="?f63 * ?f12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46"/>
            <draw:equation draw:name="f69" draw:formula="sin(?f65)"/>
            <draw:equation draw:name="f70" draw:formula="0 - ?f69"/>
            <draw:equation draw:name="f71" draw:formula="?f70 * ?f47"/>
            <draw:equation draw:name="f72" draw:formula="sqrt(?f68 * ?f68 + ?f71 * ?f71 + 0 * 0)"/>
            <draw:equation draw:name="f73" draw:formula="?f46 * ?f47 / ?f72"/>
            <draw:equation draw:name="f74" draw:formula="?f70 * ?f73"/>
            <draw:equation draw:name="f75" draw:formula="?f45 - ?f74"/>
            <draw:equation draw:name="f76" draw:formula="?f67 * ?f73"/>
            <draw:equation draw:name="f77" draw:formula="?f8 - ?f76"/>
            <draw:equation draw:name="f78" draw:formula="?f75 - ?f46"/>
            <draw:equation draw:name="f79" draw:formula="?f77 - ?f47"/>
            <draw:equation draw:name="f80" draw:formula="?f75 + ?f46"/>
            <draw:equation draw:name="f81" draw:formula="?f77 + ?f47"/>
            <draw:equation draw:name="f82" draw:formula="?f62 + ?f1"/>
            <draw:equation draw:name="f83" draw:formula="?f82 * ?f12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46"/>
            <draw:equation draw:name="f88" draw:formula="sin(?f84)"/>
            <draw:equation draw:name="f89" draw:formula="0 - ?f88"/>
            <draw:equation draw:name="f90" draw:formula="?f89 * ?f47"/>
            <draw:equation draw:name="f91" draw:formula="sqrt(?f87 * ?f87 + ?f90 * ?f90 + 0 * 0)"/>
            <draw:equation draw:name="f92" draw:formula="?f46 * ?f4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5, ?f78)"/>
            <draw:equation draw:name="f98" draw:formula="if(?f61, ?f8, ?f79)"/>
            <draw:equation draw:name="f99" draw:formula="if(?f61, ?f45, ?f80)"/>
            <draw:equation draw:name="f100" draw:formula="if(?f61, ?f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</draw:enhanced-geometry>
        </draw:custom-shape>
        <draw:frame draw:id="id132" presentation:style-name="a1056" draw:name="Заголовок 1" svg:x="0.91667in" svg:y="0.46875in" svg:width="11.5in" svg:height="1.44965in" presentation:class="title" presentation:placeholder="false">
          <draw:text-box>
            <text:p text:style-name="a1055" text:class-names="" text:cond-style-name=""><text:span text:style-name="a1053" text:class-names="">Итоги и результаты внедрения</text:span><text:span text:style-name="a1054" text:class-names=""/></text:p>
          </draw:text-box>
          <svg:title/>
          <svg:desc/>
        </draw:frame>
        <draw:frame draw:id="id133" draw:style-name="a1078" draw:name="TextBox 3" svg:x="1.02778in" svg:y="2.05729in" svg:width="11.38889in" svg:height="3.87077in">
          <draw:text-box>
            <text:p text:style-name="a1077" text:class-names="" text:cond-style-name=""><text:span text:style-name="a1057" text:class-names="">При</text:span><text:span text:style-name="a1058" text:class-names=""><text:s text:c="1"/></text:span><text:span text:style-name="a1059" text:class-names="">внедрении в массовое использование, наш сайт поможет людям сделать</text:span><text:span text:style-name="a1060" text:class-names=""><text:s text:c="1"/></text:span><text:span text:style-name="a1061" text:class-names="">процесс</text:span><text:span text:style-name="a1062" text:class-names=""><text:s text:c="1"/></text:span><text:span text:style-name="a1063" text:class-names="">одевания</text:span><text:span text:style-name="a1064" text:class-names=""><text:s text:c="1"/></text:span><text:span text:style-name="a1065" text:class-names="">быстрее</text:span><text:span text:style-name="a1066" text:class-names=""><text:s text:c="1"/></text:span><text:span text:style-name="a1067" text:class-names="">и</text:span><text:span text:style-name="a1068" text:class-names=""><text:s text:c="1"/></text:span><text:span text:style-name="a1069" text:class-names="">в</text:span><text:span text:style-name="a1070" text:class-names=""><text:s text:c="1"/></text:span><text:span text:style-name="a1071" text:class-names="">разы</text:span><text:span text:style-name="a1072" text:class-names=""><text:s text:c="1"/></text:span><text:span text:style-name="a1073" text:class-names="">проще! Больше</text:span><text:span text:style-name="a1074" text:class-names=""><text:s text:c="1"/></text:span><text:span text:style-name="a1075" text:class-names="">никаких долгих часов с примирением всего гардероба и расчета подходящих вещей.<text:s text:c="1"/></text:span><text:span text:style-name="a1076" text:class-names="">Этот сайт будет полезен и доступен всем за счет его лаконичности.<text:s text:c="1"/></text:span></text:p>
          </draw:text-box>
          <svg:title/>
          <svg:desc/>
        </draw:frame>
      </draw:page>
      <draw:page draw:name="Slide7" draw:style-name="a1079" draw:master-page-name="Master1-Layout2-obj-Заголовок-и-объект" presentation:presentation-page-layout-name="Master1-PPL2" draw:id="Slide-262">
        <draw:custom-shape svg:x="0.40972in" svg:y="0.34028in" svg:width="12.51389in" svg:height="6.81944in" draw:id="id134" draw:style-name="a1082" draw:name="Прямоугольник 4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1086" draw:name="Заголовок 1" svg:x="0.91667in" svg:y="0.70139in" svg:width="11.5in" svg:height="1.44965in" presentation:class="title" presentation:placeholder="false">
          <draw:text-box>
            <text:p text:style-name="a1085" text:class-names="" text:cond-style-name=""><text:span text:style-name="a1083" text:class-names="">Используемые технологии:</text:span><text:span text:style-name="a1084" text:class-names=""/></text:p>
          </draw:text-box>
          <svg:title/>
          <svg:desc/>
        </draw:frame>
        <draw:custom-shape svg:x="-0in" svg:y="3.18869in" svg:width="7.80208in" svg:height="4.31131in" draw:id="id136" draw:style-name="a1089" draw:name="Облако 5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8.2118in" svg:y="1.62749in" svg:width="5.12153in" svg:height="3.1224in" draw:id="id137" draw:style-name="a1092" draw:name="Облако 6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frame draw:id="id138" presentation:style-name="a1140" draw:name="Объект 2" svg:x="0.95833in" svg:y="2.51215in" svg:width="11.5in" svg:height="3.53299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3" text:class-names="">Визуальная часть<text:s text:c="1"/></text:span><text:span text:style-name="a1094" text:class-names="">—</text:span><text:span text:style-name="a1095" text:class-names=""><text:s text:c="1"/>Figma</text:span><text:span text:style-name="a1096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099" text:class-names="">Алгоритм сбора комбинаций одежды<text:s text:c="1"/></text:span><text:span text:style-name="a1100" text:class-names="">—<text:s text:c="1"/></text:span><text:span text:style-name="a1101" text:class-names="">Python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4" text:class-names="">Получение, обработка и вывод данных о погоде</text:span><text:span text:style-name="a1105" text:class-names=""><text:s text:c="1"/></text:span><text:span text:style-name="a1106" text:class-names="">—<text:s text:c="1"/></text:span><text:span text:style-name="a1107" text:class-names="">P</text:span><text:span text:style-name="a1108" text:class-names="">ycharm,<text:s text:c="1"/></text:span><text:span text:style-name="a1109" text:class-names="">O</text:span><text:span text:style-name="a1110" text:class-names="">penweather<text:s text:c="1"/></text:span><text:span text:style-name="a1111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14" text:class-names="">База</text:span><text:span text:style-name="a1115" text:class-names=""><text:s text:c="1"/></text:span><text:span text:style-name="a1116" text:class-names="">данных</text:span><text:span text:style-name="a1117" text:class-names=""><text:s text:c="1"/></text:span><text:span text:style-name="a1118" text:class-names="">—<text:s text:c="1"/></text:span><text:span text:style-name="a1119" text:class-names="">Python</text:span><text:span text:style-name="a1120" text:class-names="">, СУБД<text:s text:c="1"/></text:span><text:span text:style-name="a1121" text:class-names="">SQLite</text:span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  <draw:custom-shape svg:x="0in" svg:y="5.20171in" svg:width="4.11111in" svg:height="2.25in" draw:id="id139" draw:style-name="a1143" draw:name="Прямоугольник 7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144" draw:master-page-name="Master1-Layout6-titleOnly-Только-заголовок" presentation:presentation-page-layout-name="Master1-PPL6" draw:id="Slide-265">
        <draw:custom-shape svg:x="1.88878in" svg:y="0.23611in" svg:width="9.30556in" svg:height="7.02778in" draw:id="id140" draw:style-name="a1147" draw:name="Солнце 2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3 ?f8 L ?f41 ?f57 ?f41 ?f53 Z M ?f31 ?f32 L ?f42 ?f52 ?f43 ?f51 Z M ?f11 ?f4 L ?f44 ?f50 ?f40 ?f50 Z M ?f33 ?f32 L ?f39 ?f51 ?f38 ?f52 Z M ?f2 ?f8 L ?f37 ?f53 ?f37 ?f57 Z M ?f33 ?f34 L ?f38 ?f56 ?f39 ?f55 Z M ?f11 ?f5 L ?f40 ?f54 ?f44 ?f54 Z M ?f31 ?f34 L ?f43 ?f55 ?f42 ?f56 Z M ?f45 ?f8 A ?f97 ?f98 ?f99 ?f100 ?f45 ?f8 ?f94 ?f96  W ?f101 ?f102 ?f103 ?f104 ?f45 ?f8 ?f94 ?f96 Z N" draw:text-areas="?f36 ?f49 ?f35 ?f48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50000 - ?f13"/>
            <draw:equation draw:name="f15" draw:formula="?f14 * 30274 / 32768"/>
            <draw:equation draw:name="f16" draw:formula="?f14 * 12540 / 32768"/>
            <draw:equation draw:name="f17" draw:formula="50000 - ?f15"/>
            <draw:equation draw:name="f18" draw:formula="50000 - ?f16"/>
            <draw:equation draw:name="f19" draw:formula="?f14 * 23170 / 32768"/>
            <draw:equation draw:name="f20" draw:formula="50000 + ?f19"/>
            <draw:equation draw:name="f21" draw:formula="50000 - ?f19"/>
            <draw:equation draw:name="f22" draw:formula="?f17 * 3 / 4"/>
            <draw:equation draw:name="f23" draw:formula="?f18 * 3 / 4"/>
            <draw:equation draw:name="f24" draw:formula="?f22 + 3662"/>
            <draw:equation draw:name="f25" draw:formula="?f23 + 3662"/>
            <draw:equation draw:name="f26" draw:formula="?f23 + 12500"/>
            <draw:equation draw:name="f27" draw:formula="100000 - ?f22"/>
            <draw:equation draw:name="f28" draw:formula="100000 - ?f24"/>
            <draw:equation draw:name="f29" draw:formula="100000 - ?f25"/>
            <draw:equation draw:name="f30" draw:formula="100000 - ?f26"/>
            <draw:equation draw:name="f31" draw:formula="?f9 * 18436 / 21600"/>
            <draw:equation draw:name="f32" draw:formula="?f6 * 3163 / 21600"/>
            <draw:equation draw:name="f33" draw:formula="?f9 * 3163 / 21600"/>
            <draw:equation draw:name="f34" draw:formula="?f6 * 18436 / 21600"/>
            <draw:equation draw:name="f35" draw:formula="?f9 * ?f20 / 100000"/>
            <draw:equation draw:name="f36" draw:formula="?f9 * ?f21 / 100000"/>
            <draw:equation draw:name="f37" draw:formula="?f9 * ?f22 / 100000"/>
            <draw:equation draw:name="f38" draw:formula="?f9 * ?f24 / 100000"/>
            <draw:equation draw:name="f39" draw:formula="?f9 * ?f25 / 100000"/>
            <draw:equation draw:name="f40" draw:formula="?f9 * ?f26 / 100000"/>
            <draw:equation draw:name="f41" draw:formula="?f9 * ?f27 / 100000"/>
            <draw:equation draw:name="f42" draw:formula="?f9 * ?f28 / 100000"/>
            <draw:equation draw:name="f43" draw:formula="?f9 * ?f29 / 100000"/>
            <draw:equation draw:name="f44" draw:formula="?f9 * ?f30 / 100000"/>
            <draw:equation draw:name="f45" draw:formula="?f9 * ?f13 / 100000"/>
            <draw:equation draw:name="f46" draw:formula="?f9 * ?f14 / 100000"/>
            <draw:equation draw:name="f47" draw:formula="?f6 * ?f14 / 100000"/>
            <draw:equation draw:name="f48" draw:formula="?f6 * ?f20 / 100000"/>
            <draw:equation draw:name="f49" draw:formula="?f6 * ?f21 / 100000"/>
            <draw:equation draw:name="f50" draw:formula="?f6 * ?f22 / 100000"/>
            <draw:equation draw:name="f51" draw:formula="?f6 * ?f24 / 100000"/>
            <draw:equation draw:name="f52" draw:formula="?f6 * ?f25 / 100000"/>
            <draw:equation draw:name="f53" draw:formula="?f6 * ?f26 / 100000"/>
            <draw:equation draw:name="f54" draw:formula="?f6 * ?f27 / 100000"/>
            <draw:equation draw:name="f55" draw:formula="?f6 * ?f28 / 100000"/>
            <draw:equation draw:name="f56" draw:formula="?f6 * ?f29 / 100000"/>
            <draw:equation draw:name="f57" draw:formula="?f6 * ?f30 / 100000"/>
            <draw:equation draw:name="f58" draw:formula="21550000 - 21600000"/>
            <draw:equation draw:name="f59" draw:formula="if(?f58, 21600000, 21550000)"/>
            <draw:equation draw:name="f60" draw:formula="-21550000 - ?f59"/>
            <draw:equation draw:name="f61" draw:formula="if(?f60, -21550000, ?f59)"/>
            <draw:equation draw:name="f62" draw:formula="?f0 + ?f61"/>
            <draw:equation draw:name="f63" draw:formula="?f0 + ?f1"/>
            <draw:equation draw:name="f64" draw:formula="?f63 * ?f12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46"/>
            <draw:equation draw:name="f69" draw:formula="sin(?f65)"/>
            <draw:equation draw:name="f70" draw:formula="0 - ?f69"/>
            <draw:equation draw:name="f71" draw:formula="?f70 * ?f47"/>
            <draw:equation draw:name="f72" draw:formula="sqrt(?f68 * ?f68 + ?f71 * ?f71 + 0 * 0)"/>
            <draw:equation draw:name="f73" draw:formula="?f46 * ?f47 / ?f72"/>
            <draw:equation draw:name="f74" draw:formula="?f70 * ?f73"/>
            <draw:equation draw:name="f75" draw:formula="?f45 - ?f74"/>
            <draw:equation draw:name="f76" draw:formula="?f67 * ?f73"/>
            <draw:equation draw:name="f77" draw:formula="?f8 - ?f76"/>
            <draw:equation draw:name="f78" draw:formula="?f75 - ?f46"/>
            <draw:equation draw:name="f79" draw:formula="?f77 - ?f47"/>
            <draw:equation draw:name="f80" draw:formula="?f75 + ?f46"/>
            <draw:equation draw:name="f81" draw:formula="?f77 + ?f47"/>
            <draw:equation draw:name="f82" draw:formula="?f62 + ?f1"/>
            <draw:equation draw:name="f83" draw:formula="?f82 * ?f12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46"/>
            <draw:equation draw:name="f88" draw:formula="sin(?f84)"/>
            <draw:equation draw:name="f89" draw:formula="0 - ?f88"/>
            <draw:equation draw:name="f90" draw:formula="?f89 * ?f47"/>
            <draw:equation draw:name="f91" draw:formula="sqrt(?f87 * ?f87 + ?f90 * ?f90 + 0 * 0)"/>
            <draw:equation draw:name="f92" draw:formula="?f46 * ?f4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5, ?f78)"/>
            <draw:equation draw:name="f98" draw:formula="if(?f61, ?f8, ?f79)"/>
            <draw:equation draw:name="f99" draw:formula="if(?f61, ?f45, ?f80)"/>
            <draw:equation draw:name="f100" draw:formula="if(?f61, ?f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</draw:enhanced-geometry>
        </draw:custom-shape>
        <draw:frame draw:id="id141" presentation:style-name="a1151" draw:name="Заголовок 1" svg:x="2.139in" svg:y="3.04698in" svg:width="9.05533in" svg:height="1.05188in" presentation:class="title" presentation:placeholder="false">
          <draw:text-box>
            <text:p text:style-name="a1150" text:class-names="" text:cond-style-name=""><text:span text:style-name="a1148" text:class-names="">Благодарю за внимание!</text:span><text:span text:style-name="a114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fff2cc" draw:opacity="100%" draw:stroke="solid" svg:stroke-width="0.01389in" svg:stroke-color="#fff2c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Верхний колонтитул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Дата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Образ слайда 3">
          <svg:title/>
          <svg:desc/>
        </draw:page-thumbnail>
        <draw:frame draw:id="id8" presentation:style-name="a58" draw:name="Заметки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Образец текста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Второй уровень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Пятый уровень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Нижний колонтитул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Номер слайда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7">
      <draw:frame draw:id="id11" presentation:style-name="a71" draw:name="Заголовок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Образец заголовка</text:span><text:span text:style-name="a69" text:class-names=""/></text:p>
        </draw:text-box>
        <svg:title/>
        <svg:desc/>
      </draw:frame>
      <draw:frame draw:id="id12" presentation:style-name="a75" draw:name="Подзаголовок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Образец подзаголовка</text:span><text:span text:style-name="a73" text:class-names=""/></text:p>
        </draw:text-box>
        <svg:title/>
        <svg:desc/>
      </draw:frame>
      <draw:frame draw:id="id13" presentation:style-name="a80" draw:name="Дата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Нижний колонтитул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Номер слайда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Верхний колонтитул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Дата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Образ слайда 3">
          <svg:title/>
          <svg:desc/>
        </draw:page-thumbnail>
        <draw:frame draw:id="id8" presentation:style-name="a112" draw:name="Заметки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Образец текста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Второй уровень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Пятый уровень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Нижний колонтитул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Номер слайда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21">
      <draw:frame draw:id="id16" presentation:style-name="a125" draw:name="Заголовок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Образец заголовка</text:span><text:span text:style-name="a123" text:class-names=""/></text:p>
        </draw:text-box>
        <svg:title/>
        <svg:desc/>
      </draw:frame>
      <draw:frame draw:id="id17" presentation:style-name="a142" draw:name="Объект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Образец текста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Второй уровень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Пятый уровень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Дата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Нижний колонтитул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Номер слайда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Верхний колонтитул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Дата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Образ слайда 3">
          <svg:title/>
          <svg:desc/>
        </draw:page-thumbnail>
        <draw:frame draw:id="id8" presentation:style-name="a179" draw:name="Заметки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Образец текста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Второй уровень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Пятый уровень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Нижний колонтитул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Номер слайда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88">
      <draw:frame draw:id="id21" presentation:style-name="a192" draw:name="Заголовок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Образец заголовка</text:span><text:span text:style-name="a190" text:class-names=""/></text:p>
        </draw:text-box>
        <svg:title/>
        <svg:desc/>
      </draw:frame>
      <draw:frame draw:id="id22" presentation:style-name="a196" draw:name="Текст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Образец текста</text:span></text:p>
            </text:list-item>
          </text:list>
        </draw:text-box>
        <svg:title/>
        <svg:desc/>
      </draw:frame>
      <draw:frame draw:id="id23" presentation:style-name="a201" draw:name="Дата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Нижний колонтитул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Номер слайда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Верхний колонтитул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Дата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Образ слайда 3">
          <svg:title/>
          <svg:desc/>
        </draw:page-thumbnail>
        <draw:frame draw:id="id8" presentation:style-name="a233" draw:name="Заметки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Образец текста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Второй уровень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Пятый уровень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Нижний колонтитул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Номер слайда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42">
      <draw:frame draw:id="id26" presentation:style-name="a246" draw:name="Заголовок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Образец заголовка</text:span><text:span text:style-name="a244" text:class-names=""/></text:p>
        </draw:text-box>
        <svg:title/>
        <svg:desc/>
      </draw:frame>
      <draw:frame draw:id="id27" presentation:style-name="a263" draw:name="Объект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Образец текста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Второй уровень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Пятый уровень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Объект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Образец текста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Второй уровень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Пятый уровень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Дата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Нижний колонтитул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Номер слайда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Верхний колонтитул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Дата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Образ слайда 3">
          <svg:title/>
          <svg:desc/>
        </draw:page-thumbnail>
        <draw:frame draw:id="id8" presentation:style-name="a317" draw:name="Заметки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Образец текста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Второй уровень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Пятый уровень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Нижний колонтитул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Номер слайда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26">
      <draw:frame draw:id="id32" presentation:style-name="a330" draw:name="Заголовок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Образец заголовка</text:span><text:span text:style-name="a328" text:class-names=""/></text:p>
        </draw:text-box>
        <svg:title/>
        <svg:desc/>
      </draw:frame>
      <draw:frame draw:id="id33" presentation:style-name="a334" draw:name="Текст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Образец текста</text:span></text:p>
            </text:list-item>
          </text:list>
        </draw:text-box>
        <svg:title/>
        <svg:desc/>
      </draw:frame>
      <draw:frame draw:id="id34" presentation:style-name="a351" draw:name="Объект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Образец текста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Второй уровень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Пятый уровень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Текст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Образец текста</text:span></text:p>
            </text:list-item>
          </text:list>
        </draw:text-box>
        <svg:title/>
        <svg:desc/>
      </draw:frame>
      <draw:frame draw:id="id36" presentation:style-name="a372" draw:name="Объект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Образец текста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Второй уровень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Пятый уровень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Дата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Нижний колонтитул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Номер слайда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Верхний колонтитул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Дата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Образ слайда 3">
          <svg:title/>
          <svg:desc/>
        </draw:page-thumbnail>
        <draw:frame draw:id="id8" presentation:style-name="a409" draw:name="Заметки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Образец текста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Второй уровень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Пятый уровень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Нижний колонтитул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Номер слайда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18">
      <draw:frame draw:id="id40" presentation:style-name="a422" draw:name="Заголовок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Образец заголовка</text:span><text:span text:style-name="a420" text:class-names=""/></text:p>
        </draw:text-box>
        <svg:title/>
        <svg:desc/>
      </draw:frame>
      <draw:frame draw:id="id41" presentation:style-name="a427" draw:name="Дата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Нижний колонтитул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Номер слайда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Верхний колонтитул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Дата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Образ слайда 3">
          <svg:title/>
          <svg:desc/>
        </draw:page-thumbnail>
        <draw:frame draw:id="id8" presentation:style-name="a459" draw:name="Заметки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Образец текста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Второй уровень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Пятый уровень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Нижний колонтитул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Номер слайда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68">
      <draw:frame draw:id="id44" presentation:style-name="a473" draw:name="Дата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Нижний колонтитул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Номер слайда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Верхний колонтитул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Дата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Образ слайда 3">
          <svg:title/>
          <svg:desc/>
        </draw:page-thumbnail>
        <draw:frame draw:id="id8" presentation:style-name="a505" draw:name="Заметки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Образец текста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Второй уровень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Пятый уровень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Нижний колонтитул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Номер слайда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14">
      <draw:frame draw:id="id47" presentation:style-name="a518" draw:name="Заголовок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Образец заголовка</text:span><text:span text:style-name="a516" text:class-names=""/></text:p>
        </draw:text-box>
        <svg:title/>
        <svg:desc/>
      </draw:frame>
      <draw:frame draw:id="id48" presentation:style-name="a535" draw:name="Объект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Образец текста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Второй уровень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Пятый уровень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Текст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Образец текста</text:span></text:p>
            </text:list-item>
          </text:list>
        </draw:text-box>
        <svg:title/>
        <svg:desc/>
      </draw:frame>
      <draw:frame draw:id="id50" presentation:style-name="a544" draw:name="Дата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Нижний колонтитул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Номер слайда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Верхний колонтитул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Дата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Образ слайда 3">
          <svg:title/>
          <svg:desc/>
        </draw:page-thumbnail>
        <draw:frame draw:id="id8" presentation:style-name="a576" draw:name="Заметки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Образец текста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Второй уровень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Пятый уровень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Нижний колонтитул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Номер слайда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85">
      <draw:frame draw:id="id53" presentation:style-name="a589" draw:name="Заголовок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Образец заголовка</text:span><text:span text:style-name="a587" text:class-names=""/></text:p>
        </draw:text-box>
        <svg:title/>
        <svg:desc/>
      </draw:frame>
      <draw:frame draw:id="id54" presentation:style-name="a592" draw:name="Рисунок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Текст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Образец текста</text:span></text:p>
            </text:list-item>
          </text:list>
        </draw:text-box>
        <svg:title/>
        <svg:desc/>
      </draw:frame>
      <draw:frame draw:id="id56" presentation:style-name="a601" draw:name="Дата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Нижний колонтитул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Номер слайда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Верхний колонтитул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Дата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Образ слайда 3">
          <svg:title/>
          <svg:desc/>
        </draw:page-thumbnail>
        <draw:frame draw:id="id8" presentation:style-name="a633" draw:name="Заметки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Образец текста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Второй уровень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Пятый уровень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Нижний колонтитул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Номер слайда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642">
      <draw:frame draw:id="id59" presentation:style-name="a646" draw:name="Заголовок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Образец заголовка</text:span><text:span text:style-name="a644" text:class-names=""/></text:p>
        </draw:text-box>
        <svg:title/>
        <svg:desc/>
      </draw:frame>
      <draw:frame draw:id="id60" presentation:style-name="a663" draw:name="Вертикальный текст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Образец текста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Второй уровень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Пятый уровень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Дата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Нижний колонтитул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Номер слайда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Верхний колонтитул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Дата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Образ слайда 3">
          <svg:title/>
          <svg:desc/>
        </draw:page-thumbnail>
        <draw:frame draw:id="id8" presentation:style-name="a700" draw:name="Заметки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Образец текста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Второй уровень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Пятый уровень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Нижний колонтитул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Номер слайда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709">
      <draw:frame draw:id="id64" presentation:style-name="a713" draw:name="Вертикальный заголовок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Образец заголовка</text:span><text:span text:style-name="a711" text:class-names=""/></text:p>
        </draw:text-box>
        <svg:title/>
        <svg:desc/>
      </draw:frame>
      <draw:frame draw:id="id65" presentation:style-name="a730" draw:name="Вертикальный текст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Образец текста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Второй уровень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Пятый уровень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Дата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Нижний колонтитул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Номер слайда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Верхний колонтитул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Дата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Образ слайда 3">
          <svg:title/>
          <svg:desc/>
        </draw:page-thumbnail>
        <draw:frame draw:id="id8" presentation:style-name="a767" draw:name="Заметки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Образец текста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Второй уровень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Пятый уровень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Нижний колонтитул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Номер слайда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огодная птаха</dc:title>
    <meta:initial-creator>Лиза</meta:initial-creator>
    <dc:creator>Мурашев Андрей Валериевич</dc:creator>
    <meta:creation-date>2023-03-03T10:51:03Z</meta:creation-date>
    <dc:date>2023-03-03T19:32:14Z</dc:date>
    <meta:editing-cycles>17</meta:editing-cycles>
    <meta:editing-duration>PT31271S</meta:editing-duration>
    <meta:document-statistic meta:paragraph-count="44" meta:word-count="315"/>
  </office:meta>
</office:document-meta>
</file>